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61.29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50.49pt"/>
    </style:style>
    <style:style style:name="co8" style:family="table-column">
      <style:table-column-properties fo:break-before="auto" style:column-width="171.35pt"/>
    </style:style>
    <style:style style:name="co9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80000" style:text-outline="false" style:text-line-through-style="none" style:text-line-through-type="none" style:font-name="MS Sans Serif" fo:font-size="8pt" fo:font-style="normal" fo:text-shadow="none" style:text-underline-style="none" fo:font-weight="bold" style:font-size-asian="8pt" style:font-style-asian="normal" style:font-weight-asian="bold" style:font-name-complex="MS Sans Serif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1" table:default-cell-style-name="ce4"/>
        <table:table-column table:style-name="co6" table:default-cell-style-name="ce3"/>
        <table:table-column table:style-name="co7" table:default-cell-style-name="ce2"/>
        <table:table-column table:style-name="co8" table:default-cell-style-name="ce4"/>
        <table:table-column table:style-name="co9" table:default-cell-style-name="ce2"/>
        <table:table-column table:style-name="co1" table:default-cell-style-name="ce5"/>
        <table:table-column table:style-name="co1" table:default-cell-style-name="Default"/>
        <table:table-column table:style-name="co1" table:number-columns-repeated="5" table:default-cell-style-name="ce4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/>
          <table:table-cell table:style-name="ce1" office:value-type="string" calcext:value-type="string">
            <text:p>Дата вылета туда</text:p>
          </table:table-cell>
          <table:table-cell table:style-name="ce1" office:value-type="string" calcext:value-type="string">
            <text:p>Аэропорт прилета туда</text:p>
          </table:table-cell>
          <table:table-cell table:style-name="ce1" office:value-type="string" calcext:value-type="string">
            <text:p>Эконом класс свободно туда</text:p>
          </table:table-cell>
          <table:table-cell table:style-name="ce1" office:value-type="string" calcext:value-type="string">
            <text:p>Аэропорт вылета туда</text:p>
          </table:table-cell>
          <table:table-cell table:style-name="ce1"/>
          <table:table-cell table:style-name="ce1" office:value-type="string" calcext:value-type="string">
            <text:p>Дата вылета обратно</text:p>
          </table:table-cell>
          <table:table-cell table:style-name="ce1" office:value-type="string" calcext:value-type="string">
            <text:p>Аэропорт вылета обратно</text:p>
          </table:table-cell>
          <table:table-cell table:style-name="ce1" office:value-type="string" calcext:value-type="string">
            <text:p>Эконом класс свободно обратно</text:p>
          </table:table-cell>
          <table:table-cell table:style-name="ce1" office:value-type="string" calcext:value-type="string">
            <text:p>Аэропорт прилета обратно</text:p>
          </table:table-cell>
          <table:table-cell table:style-name="ce1"/>
          <table:table-cell/>
          <table:table-cell table:style-name="ce1" table:number-columns-repeated="7"/>
        </table:table-row>
        <table:table-row table:style-name="ro1">
          <table:table-cell/>
          <table:table-cell office:value-type="date" office:date-value="2018-01-02T05:10:22" calcext:value-type="date">
            <text:p>1/2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02T09:35:22" calcext:value-type="date">
            <text:p>1/2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06T05:10:00" calcext:value-type="date">
            <text:p>1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06T04:20:22" calcext:value-type="date">
            <text:p>1/6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06T16:05:22" calcext:value-type="date">
            <text:p>1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1-06T09:35:00" calcext:value-type="date">
            <text:p>1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06T18:05:22" calcext:value-type="date">
            <text:p>1/6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06T20:10:22" calcext:value-type="date">
            <text:p>1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07T05:05:22" calcext:value-type="date">
            <text:p>1/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07T09:15:22" calcext:value-type="date">
            <text:p>1/7/2018</text:p>
          </table:table-cell>
          <table:table-cell office:value-type="string" calcext:value-type="string">
            <text:p>SHARM-EL-SHEIKH (SSH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09T03:10:22" calcext:value-type="date">
            <text:p>1/9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09T07:15:00" calcext:value-type="date">
            <text:p>1/9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09T14:00:00" calcext:value-type="date">
            <text:p>1/9/2018</text:p>
          </table:table-cell>
          <table:table-cell office:value-type="string" calcext:value-type="string">
            <text:p>HURGHADA (HRG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1-09T18:20:22" calcext:value-type="date">
            <text:p>1/9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10T05:05:22" calcext:value-type="date">
            <text:p>1/10/2018</text:p>
          </table:table-cell>
          <table:table-cell office:value-type="string" calcext:value-type="string">
            <text:p>SHARM-EL-SHEIKH (SSH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10T09:35:22" calcext:value-type="date">
            <text:p>1/1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13T05:10:22" calcext:value-type="date">
            <text:p>1/1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13T04:20:22" calcext:value-type="date">
            <text:p>1/13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13T18:05:22" calcext:value-type="date">
            <text:p>1/13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13T09:35:22" calcext:value-type="date">
            <text:p>1/1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16T05:10:22" calcext:value-type="date">
            <text:p>1/1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16T09:35:22" calcext:value-type="date">
            <text:p>1/1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16T16:05:22" calcext:value-type="date">
            <text:p>1/1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1-16T20:10:22" calcext:value-type="date">
            <text:p>1/1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0T05:10:22" calcext:value-type="date">
            <text:p>1/20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20T04:20:22" calcext:value-type="date">
            <text:p>1/20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0T18:05:22" calcext:value-type="date">
            <text:p>1/20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20T09:35:22" calcext:value-type="date">
            <text:p>1/20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1T05:05:22" calcext:value-type="date">
            <text:p>1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21T09:35:22" calcext:value-type="date">
            <text:p>1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3T05:10:22" calcext:value-type="date">
            <text:p>1/2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23T09:35:22" calcext:value-type="date">
            <text:p>1/23/2018</text:p>
          </table:table-cell>
          <table:table-cell office:value-type="string" calcext:value-type="string">
            <text:p>HURGHADA (HRG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7T05:10:22" calcext:value-type="date">
            <text:p>1/2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27T04:20:22" calcext:value-type="date">
            <text:p>1/27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7T16:05:22" calcext:value-type="date">
            <text:p>1/2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1-27T09:35:22" calcext:value-type="date">
            <text:p>1/2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27T18:05:22" calcext:value-type="date">
            <text:p>1/27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27T20:10:22" calcext:value-type="date">
            <text:p>1/2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30T05:10:22" calcext:value-type="date">
            <text:p>1/30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30T09:35:22" calcext:value-type="date">
            <text:p>1/30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1-31T05:05:22" calcext:value-type="date">
            <text:p>1/31/2018</text:p>
          </table:table-cell>
          <table:table-cell office:value-type="string" calcext:value-type="string">
            <text:p>SHARM-EL-SHEIKH (SSH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1-31T09:35:22" calcext:value-type="date">
            <text:p>1/31/2018</text:p>
          </table:table-cell>
          <table:table-cell office:value-type="string" calcext:value-type="string">
            <text:p>SHARM-EL-SHEIKH (SS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03T05:10:22" calcext:value-type="date">
            <text:p>2/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03T04:20:22" calcext:value-type="date">
            <text:p>2/3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03T18:05:22" calcext:value-type="date">
            <text:p>2/3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03T09:35:22" calcext:value-type="date">
            <text:p>2/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06T05:10:22" calcext:value-type="date">
            <text:p>2/6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06T09:35:22" calcext:value-type="date">
            <text:p>2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06T16:05:22" calcext:value-type="date">
            <text:p>2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2-06T20:10:22" calcext:value-type="date">
            <text:p>2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0T05:10:22" calcext:value-type="date">
            <text:p>2/10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10T04:20:22" calcext:value-type="date">
            <text:p>2/10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0T18:05:22" calcext:value-type="date">
            <text:p>2/10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10T09:35:22" calcext:value-type="date">
            <text:p>2/10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1T05:05:22" calcext:value-type="date">
            <text:p>2/11/2018</text:p>
          </table:table-cell>
          <table:table-cell office:value-type="string" calcext:value-type="string">
            <text:p>SHARM-EL-SHEIKH (SS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11T09:35:22" calcext:value-type="date">
            <text:p>2/11/2018</text:p>
          </table:table-cell>
          <table:table-cell office:value-type="string" calcext:value-type="string">
            <text:p>SHARM-EL-SHEIKH (SS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3T05:10:22" calcext:value-type="date">
            <text:p>2/13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13T09:35:22" calcext:value-type="date">
            <text:p>2/1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7T05:10:22" calcext:value-type="date">
            <text:p>2/17/2018</text:p>
          </table:table-cell>
          <table:table-cell office:value-type="string" calcext:value-type="string">
            <text:p>HURGHADA (HRG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17T04:20:22" calcext:value-type="date">
            <text:p>2/17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7T16:05:22" calcext:value-type="date">
            <text:p>2/17/2018</text:p>
          </table:table-cell>
          <table:table-cell office:value-type="string" calcext:value-type="string">
            <text:p>HURGHADA (HR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2-17T09:35:22" calcext:value-type="date">
            <text:p>2/1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17T18:05:22" calcext:value-type="date">
            <text:p>2/17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17T20:10:22" calcext:value-type="date">
            <text:p>2/1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20T05:10:22" calcext:value-type="date">
            <text:p>2/20/2018</text:p>
          </table:table-cell>
          <table:table-cell office:value-type="string" calcext:value-type="string">
            <text:p>HURGHADA (HRG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20T09:35:22" calcext:value-type="date">
            <text:p>2/20/2018</text:p>
          </table:table-cell>
          <table:table-cell office:value-type="string" calcext:value-type="string">
            <text:p>HURGHADA (HRG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21T05:05:22" calcext:value-type="date">
            <text:p>2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21T09:35:22" calcext:value-type="date">
            <text:p>2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24T05:10:22" calcext:value-type="date">
            <text:p>2/24/2018</text:p>
          </table:table-cell>
          <table:table-cell office:value-type="string" calcext:value-type="string">
            <text:p>HURGHADA (HRG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24T04:20:22" calcext:value-type="date">
            <text:p>2/24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24T18:05:22" calcext:value-type="date">
            <text:p>2/24/2018</text:p>
          </table:table-cell>
          <table:table-cell office:value-type="string" calcext:value-type="string">
            <text:p>BANGKOK (BK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24T09:35:22" calcext:value-type="date">
            <text:p>2/24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27T05:10:22" calcext:value-type="date">
            <text:p>2/27/2018</text:p>
          </table:table-cell>
          <table:table-cell office:value-type="string" calcext:value-type="string">
            <text:p>HURGHADA (HRG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2-27T09:35:22" calcext:value-type="date">
            <text:p>2/27/2018</text:p>
          </table:table-cell>
          <table:table-cell office:value-type="string" calcext:value-type="string">
            <text:p>HURGHADA (HR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2-27T16:05:22" calcext:value-type="date">
            <text:p>2/27/2018</text:p>
          </table:table-cell>
          <table:table-cell office:value-type="string" calcext:value-type="string">
            <text:p>HURGHADA (HRG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2-27T20:10:22" calcext:value-type="date">
            <text:p>2/27/2018</text:p>
          </table:table-cell>
          <table:table-cell office:value-type="string" calcext:value-type="string">
            <text:p>HURGHADA (HRG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03T05:10:22" calcext:value-type="date">
            <text:p>3/3/2018</text:p>
          </table:table-cell>
          <table:table-cell office:value-type="string" calcext:value-type="string">
            <text:p>HURGHADA (HRG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03T04:20:22" calcext:value-type="date">
            <text:p>3/3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03T18:05:22" calcext:value-type="date">
            <text:p>3/3/2018</text:p>
          </table:table-cell>
          <table:table-cell office:value-type="string" calcext:value-type="string">
            <text:p>BANGKOK (BK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03T09:35:22" calcext:value-type="date">
            <text:p>3/3/2018</text:p>
          </table:table-cell>
          <table:table-cell office:value-type="string" calcext:value-type="string">
            <text:p>HURGHADA (HRG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04T05:05:22" calcext:value-type="date">
            <text:p>3/4/2018</text:p>
          </table:table-cell>
          <table:table-cell office:value-type="string" calcext:value-type="string">
            <text:p>SHARM-EL-SHEIKH (SSH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04T09:35:22" calcext:value-type="date">
            <text:p>3/4/2018</text:p>
          </table:table-cell>
          <table:table-cell office:value-type="string" calcext:value-type="string">
            <text:p>SHARM-EL-SHEIKH (SS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06T05:10:22" calcext:value-type="date">
            <text:p>3/6/2018</text:p>
          </table:table-cell>
          <table:table-cell office:value-type="string" calcext:value-type="string">
            <text:p>HURGHADA (HRG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06T09:35:22" calcext:value-type="date">
            <text:p>3/6/2018</text:p>
          </table:table-cell>
          <table:table-cell office:value-type="string" calcext:value-type="string">
            <text:p>HURGHADA (HRG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0T05:10:22" calcext:value-type="date">
            <text:p>3/10/2018</text:p>
          </table:table-cell>
          <table:table-cell office:value-type="string" calcext:value-type="string">
            <text:p>HURGHADA (HRG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0T04:20:22" calcext:value-type="date">
            <text:p>3/10/2018</text:p>
          </table:table-cell>
          <table:table-cell office:value-type="string" calcext:value-type="string">
            <text:p>BANGKOK (BK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0T16:05:22" calcext:value-type="date">
            <text:p>3/10/2018</text:p>
          </table:table-cell>
          <table:table-cell office:value-type="string" calcext:value-type="string">
            <text:p>HURGHADA (HRG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3-10T09:35:22" calcext:value-type="date">
            <text:p>3/10/2018</text:p>
          </table:table-cell>
          <table:table-cell office:value-type="string" calcext:value-type="string">
            <text:p>HURGHADA (HRG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0T18:05:22" calcext:value-type="date">
            <text:p>3/10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0T20:10:22" calcext:value-type="date">
            <text:p>3/10/2018</text:p>
          </table:table-cell>
          <table:table-cell office:value-type="string" calcext:value-type="string">
            <text:p>HURGHADA (HRG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3T05:10:22" calcext:value-type="date">
            <text:p>3/13/2018</text:p>
          </table:table-cell>
          <table:table-cell office:value-type="string" calcext:value-type="string">
            <text:p>HURGHADA (HRG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3T09:35:22" calcext:value-type="date">
            <text:p>3/13/2018</text:p>
          </table:table-cell>
          <table:table-cell office:value-type="string" calcext:value-type="string">
            <text:p>HURGHADA (HRG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4T05:05:22" calcext:value-type="date">
            <text:p>3/14/2018</text:p>
          </table:table-cell>
          <table:table-cell office:value-type="string" calcext:value-type="string">
            <text:p>SHARM-EL-SHEIKH (SSH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4T09:35:22" calcext:value-type="date">
            <text:p>3/14/2018</text:p>
          </table:table-cell>
          <table:table-cell office:value-type="string" calcext:value-type="string">
            <text:p>SHARM-EL-SHEIKH (SSH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7T05:10:22" calcext:value-type="date">
            <text:p>3/17/2018</text:p>
          </table:table-cell>
          <table:table-cell office:value-type="string" calcext:value-type="string">
            <text:p>HURGHADA (HRG)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7T04:20:22" calcext:value-type="date">
            <text:p>3/17/2018</text:p>
          </table:table-cell>
          <table:table-cell office:value-type="string" calcext:value-type="string">
            <text:p>BANGKOK (BK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7T18:05:22" calcext:value-type="date">
            <text:p>3/17/2018</text:p>
          </table:table-cell>
          <table:table-cell office:value-type="string" calcext:value-type="string">
            <text:p>BANGKOK (BKK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7T09:35:22" calcext:value-type="date">
            <text:p>3/17/2018</text:p>
          </table:table-cell>
          <table:table-cell office:value-type="string" calcext:value-type="string">
            <text:p>HURGHADA (HRG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18T00:00:22" calcext:value-type="date">
            <text:p>3/18/2018</text:p>
          </table:table-cell>
          <table:table-cell office:value-type="string" calcext:value-type="string">
            <text:p>SHARM-EL-SHEIKH (SSH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18T00:00:22" calcext:value-type="date">
            <text:p>3/1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0T05:10:22" calcext:value-type="date">
            <text:p>3/20/2018</text:p>
          </table:table-cell>
          <table:table-cell office:value-type="string" calcext:value-type="string">
            <text:p>HURGHADA (HRG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0T09:35:22" calcext:value-type="date">
            <text:p>3/20/2018</text:p>
          </table:table-cell>
          <table:table-cell office:value-type="string" calcext:value-type="string">
            <text:p>HURGHADA (HRG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0T16:05:22" calcext:value-type="date">
            <text:p>3/20/2018</text:p>
          </table:table-cell>
          <table:table-cell office:value-type="string" calcext:value-type="string">
            <text:p>HURGHADA (HRG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3-20T20:10:22" calcext:value-type="date">
            <text:p>3/20/2018</text:p>
          </table:table-cell>
          <table:table-cell office:value-type="string" calcext:value-type="string">
            <text:p>HURGHADA (HRG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1T00:00:22" calcext:value-type="date">
            <text:p>3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1T00:00:22" calcext:value-type="date">
            <text:p>3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2T05:10:22" calcext:value-type="date">
            <text:p>3/22/2018</text:p>
          </table:table-cell>
          <table:table-cell office:value-type="string" calcext:value-type="string">
            <text:p>HURGHADA (HRG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2T09:35:22" calcext:value-type="date">
            <text:p>3/22/2018</text:p>
          </table:table-cell>
          <table:table-cell office:value-type="string" calcext:value-type="string">
            <text:p>HURGHADA (HRG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3T00:00:22" calcext:value-type="date">
            <text:p>3/23/2018</text:p>
          </table:table-cell>
          <table:table-cell office:value-type="string" calcext:value-type="string">
            <text:p>HURGHADA (HRG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3T00:00:22" calcext:value-type="date">
            <text:p>3/23/2018</text:p>
          </table:table-cell>
          <table:table-cell office:value-type="string" calcext:value-type="string">
            <text:p>HURGHADA (HRG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3T04:30:00" calcext:value-type="date">
            <text:p>3/23/2018</text:p>
          </table:table-cell>
          <table:table-cell office:value-type="string" calcext:value-type="string">
            <text:p>TENERIFE SUR (TFS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4T04:20:22" calcext:value-type="date">
            <text:p>3/24/2018</text:p>
          </table:table-cell>
          <table:table-cell office:value-type="string" calcext:value-type="string">
            <text:p>BANGKOK (BK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4T05:10:22" calcext:value-type="date">
            <text:p>3/24/2018</text:p>
          </table:table-cell>
          <table:table-cell office:value-type="string" calcext:value-type="string">
            <text:p>HURGHADA (HRG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4T09:35:22" calcext:value-type="date">
            <text:p>3/24/2018</text:p>
          </table:table-cell>
          <table:table-cell office:value-type="string" calcext:value-type="string">
            <text:p>HURGHADA (HRG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5T00:00:22" calcext:value-type="date">
            <text:p>3/25/2018</text:p>
          </table:table-cell>
          <table:table-cell office:value-type="string" calcext:value-type="string">
            <text:p>HURGHADA (HRG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5T00:00:22" calcext:value-type="date">
            <text:p>3/25/2018</text:p>
          </table:table-cell>
          <table:table-cell office:value-type="string" calcext:value-type="string">
            <text:p>HURGHADA (HRG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5T06:00:00" calcext:value-type="date">
            <text:p>3/25/2018</text:p>
          </table:table-cell>
          <table:table-cell office:value-type="string" calcext:value-type="string">
            <text:p>SHARM-EL-SHEIKH (SSH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5T06:00:00" calcext:value-type="date">
            <text:p>3/25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7T00:00:22" calcext:value-type="date">
            <text:p>3/27/2018</text:p>
          </table:table-cell>
          <table:table-cell office:value-type="string" calcext:value-type="string">
            <text:p>HURGHADA (HRG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7T00:00:22" calcext:value-type="date">
            <text:p>3/27/2018</text:p>
          </table:table-cell>
          <table:table-cell office:value-type="string" calcext:value-type="string">
            <text:p>HURGHADA (HRG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8T06:00:00" calcext:value-type="date">
            <text:p>3/28/2018</text:p>
          </table:table-cell>
          <table:table-cell office:value-type="string" calcext:value-type="string">
            <text:p>SHARM-EL-SHEIKH (SSH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8T06:00:00" calcext:value-type="date">
            <text:p>3/28/2018</text:p>
          </table:table-cell>
          <table:table-cell office:value-type="string" calcext:value-type="string">
            <text:p>SHARM-EL-SHEIKH (SSH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29T00:00:22" calcext:value-type="date">
            <text:p>3/29/2018</text:p>
          </table:table-cell>
          <table:table-cell office:value-type="string" calcext:value-type="string">
            <text:p>HURGHADA (HRG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29T00:00:22" calcext:value-type="date">
            <text:p>3/29/2018</text:p>
          </table:table-cell>
          <table:table-cell office:value-type="string" calcext:value-type="string">
            <text:p>HURGHADA (HRG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31T00:00:22" calcext:value-type="date">
            <text:p>3/31/2018</text:p>
          </table:table-cell>
          <table:table-cell office:value-type="string" calcext:value-type="string">
            <text:p>HURGHADA (HRG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31T00:00:22" calcext:value-type="date">
            <text:p>3/31/2018</text:p>
          </table:table-cell>
          <table:table-cell office:value-type="string" calcext:value-type="string">
            <text:p>HURGHADA (HRG)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3-31T00:00:22" calcext:value-type="date">
            <text:p>3/31/2018</text:p>
          </table:table-cell>
          <table:table-cell office:value-type="string" calcext:value-type="string">
            <text:p>HURGHADA (HRG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3-31T00:00:22" calcext:value-type="date">
            <text:p>3/31/2018</text:p>
          </table:table-cell>
          <table:table-cell office:value-type="string" calcext:value-type="string">
            <text:p>HURGHADA (HRG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1T00:00:22" calcext:value-type="date">
            <text:p>4/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3-31T04:20:22" calcext:value-type="date">
            <text:p>3/31/2018</text:p>
          </table:table-cell>
          <table:table-cell office:value-type="string" calcext:value-type="string">
            <text:p>BANGKOK (BKK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1T00:00:22" calcext:value-type="date">
            <text:p>4/1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1T00:00:22" calcext:value-type="date">
            <text:p>4/1/2018</text:p>
          </table:table-cell>
          <table:table-cell office:value-type="string" calcext:value-type="string">
            <text:p>SHARM-EL-SHEIKH (SSH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1T04:30:00" calcext:value-type="date">
            <text:p>4/1/2018</text:p>
          </table:table-cell>
          <table:table-cell office:value-type="string" calcext:value-type="string">
            <text:p>TENERIFE SUR (TFS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1T00:00:22" calcext:value-type="date">
            <text:p>4/1/2018</text:p>
          </table:table-cell>
          <table:table-cell office:value-type="string" calcext:value-type="string">
            <text:p>HURGHADA (HRG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2T00:00:22" calcext:value-type="date">
            <text:p>4/2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1T09:15:00" calcext:value-type="date">
            <text:p>4/1/2018</text:p>
          </table:table-cell>
          <table:table-cell office:value-type="string" calcext:value-type="string">
            <text:p>TENERIFE SUR (TFS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3T00:00:22" calcext:value-type="date">
            <text:p>4/3/2018</text:p>
          </table:table-cell>
          <table:table-cell office:value-type="string" calcext:value-type="string">
            <text:p>HURGHADA (HRG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2T00:00:22" calcext:value-type="date">
            <text:p>4/2/2018</text:p>
          </table:table-cell>
          <table:table-cell office:value-type="string" calcext:value-type="string">
            <text:p>HURGHADA (HRG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4T00:00:22" calcext:value-type="date">
            <text:p>4/4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3T00:00:22" calcext:value-type="date">
            <text:p>4/3/2018</text:p>
          </table:table-cell>
          <table:table-cell office:value-type="string" calcext:value-type="string">
            <text:p>HURGHADA (HRG)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5T00:00:22" calcext:value-type="date">
            <text:p>4/5/2018</text:p>
          </table:table-cell>
          <table:table-cell office:value-type="string" calcext:value-type="string">
            <text:p>HURGHADA (HRG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4T00:00:22" calcext:value-type="date">
            <text:p>4/4/2018</text:p>
          </table:table-cell>
          <table:table-cell office:value-type="string" calcext:value-type="string">
            <text:p>SHARM-EL-SHEIKH (SSH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7T00:00:22" calcext:value-type="date">
            <text:p>4/7/2018</text:p>
          </table:table-cell>
          <table:table-cell office:value-type="string" calcext:value-type="string">
            <text:p>HURGHADA (HRG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5T00:00:22" calcext:value-type="date">
            <text:p>4/5/2018</text:p>
          </table:table-cell>
          <table:table-cell office:value-type="string" calcext:value-type="string">
            <text:p>HURGHADA (HRG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8T00:00:22" calcext:value-type="date">
            <text:p>4/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7T00:00:22" calcext:value-type="date">
            <text:p>4/7/2018</text:p>
          </table:table-cell>
          <table:table-cell office:value-type="string" calcext:value-type="string">
            <text:p>HURGHADA (HRG)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08T00:00:22" calcext:value-type="date">
            <text:p>4/8/2018</text:p>
          </table:table-cell>
          <table:table-cell office:value-type="string" calcext:value-type="string">
            <text:p>HURGHADA (HRG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8T00:00:22" calcext:value-type="date">
            <text:p>4/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0T00:00:22" calcext:value-type="date">
            <text:p>4/10/2018</text:p>
          </table:table-cell>
          <table:table-cell office:value-type="string" calcext:value-type="string">
            <text:p>HURGHADA (HRG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08T00:00:22" calcext:value-type="date">
            <text:p>4/8/2018</text:p>
          </table:table-cell>
          <table:table-cell office:value-type="string" calcext:value-type="string">
            <text:p>HURGHADA (HRG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0T00:00:22" calcext:value-type="date">
            <text:p>4/10/2018</text:p>
          </table:table-cell>
          <table:table-cell office:value-type="string" calcext:value-type="string">
            <text:p>HURGHADA (HRG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4-10T00:00:22" calcext:value-type="date">
            <text:p>4/10/2018</text:p>
          </table:table-cell>
          <table:table-cell office:value-type="string" calcext:value-type="string">
            <text:p>HURGHADA (HRG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1T00:00:22" calcext:value-type="date">
            <text:p>4/1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0T00:00:22" calcext:value-type="date">
            <text:p>4/10/2018</text:p>
          </table:table-cell>
          <table:table-cell office:value-type="string" calcext:value-type="string">
            <text:p>HURGHADA (HRG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1T04:30:00" calcext:value-type="date">
            <text:p>4/11/2018</text:p>
          </table:table-cell>
          <table:table-cell office:value-type="string" calcext:value-type="string">
            <text:p>TENERIFE SUR (TF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1T00:00:22" calcext:value-type="date">
            <text:p>4/1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2T00:00:22" calcext:value-type="date">
            <text:p>4/12/2018</text:p>
          </table:table-cell>
          <table:table-cell office:value-type="string" calcext:value-type="string">
            <text:p>HURGHADA (HRG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1T09:15:00" calcext:value-type="date">
            <text:p>4/11/2018</text:p>
          </table:table-cell>
          <table:table-cell office:value-type="string" calcext:value-type="string">
            <text:p>TENERIFE SUR (TFS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3T00:00:22" calcext:value-type="date">
            <text:p>4/13/2018</text:p>
          </table:table-cell>
          <table:table-cell office:value-type="string" calcext:value-type="string">
            <text:p>HURGHADA (HRG)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2T00:00:22" calcext:value-type="date">
            <text:p>4/12/2018</text:p>
          </table:table-cell>
          <table:table-cell office:value-type="string" calcext:value-type="string">
            <text:p>HURGHADA (HRG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4T00:00:22" calcext:value-type="date">
            <text:p>4/14/2018</text:p>
          </table:table-cell>
          <table:table-cell office:value-type="string" calcext:value-type="string">
            <text:p>HURGHADA (HRG)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3T00:00:22" calcext:value-type="date">
            <text:p>4/13/2018</text:p>
          </table:table-cell>
          <table:table-cell office:value-type="string" calcext:value-type="string">
            <text:p>HURGHADA (HRG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5T00:00:22" calcext:value-type="date">
            <text:p>4/15/2018</text:p>
          </table:table-cell>
          <table:table-cell office:value-type="string" calcext:value-type="string">
            <text:p>SHARM-EL-SHEIKH (SSH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4T00:00:22" calcext:value-type="date">
            <text:p>4/14/2018</text:p>
          </table:table-cell>
          <table:table-cell office:value-type="string" calcext:value-type="string">
            <text:p>HURGHADA (HRG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5T00:00:22" calcext:value-type="date">
            <text:p>4/15/2018</text:p>
          </table:table-cell>
          <table:table-cell office:value-type="string" calcext:value-type="string">
            <text:p>HURGHADA (HRG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5T00:00:22" calcext:value-type="date">
            <text:p>4/15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7T00:00:22" calcext:value-type="date">
            <text:p>4/17/2018</text:p>
          </table:table-cell>
          <table:table-cell office:value-type="string" calcext:value-type="string">
            <text:p>HURGHADA (HRG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5T00:00:22" calcext:value-type="date">
            <text:p>4/15/2018</text:p>
          </table:table-cell>
          <table:table-cell office:value-type="string" calcext:value-type="string">
            <text:p>HURGHADA (HRG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8T00:00:22" calcext:value-type="date">
            <text:p>4/1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7T00:00:22" calcext:value-type="date">
            <text:p>4/17/2018</text:p>
          </table:table-cell>
          <table:table-cell office:value-type="string" calcext:value-type="string">
            <text:p>HURGHADA (HRG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19T00:00:22" calcext:value-type="date">
            <text:p>4/19/2018</text:p>
          </table:table-cell>
          <table:table-cell office:value-type="string" calcext:value-type="string">
            <text:p>HURGHADA (HRG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8T00:00:22" calcext:value-type="date">
            <text:p>4/1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1T00:00:22" calcext:value-type="date">
            <text:p>4/21/2018</text:p>
          </table:table-cell>
          <table:table-cell office:value-type="string" calcext:value-type="string">
            <text:p>HURGHADA (HRG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19T00:00:22" calcext:value-type="date">
            <text:p>4/19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1T00:00:22" calcext:value-type="date">
            <text:p>4/21/2018</text:p>
          </table:table-cell>
          <table:table-cell office:value-type="string" calcext:value-type="string">
            <text:p>HURGHADA (HRG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4-21T00:00:22" calcext:value-type="date">
            <text:p>4/21/2018</text:p>
          </table:table-cell>
          <table:table-cell office:value-type="string" calcext:value-type="string">
            <text:p>HURGHADA (HRG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1T04:30:00" calcext:value-type="date">
            <text:p>4/21/2018</text:p>
          </table:table-cell>
          <table:table-cell office:value-type="string" calcext:value-type="string">
            <text:p>TENERIFE SUR (TFS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1T00:00:22" calcext:value-type="date">
            <text:p>4/21/2018</text:p>
          </table:table-cell>
          <table:table-cell office:value-type="string" calcext:value-type="string">
            <text:p>HURGHADA (HRG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2T00:00:22" calcext:value-type="date">
            <text:p>4/22/2018</text:p>
          </table:table-cell>
          <table:table-cell office:value-type="string" calcext:value-type="string">
            <text:p>ANTALYA (AYT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1T09:15:00" calcext:value-type="date">
            <text:p>4/21/2018</text:p>
          </table:table-cell>
          <table:table-cell office:value-type="string" calcext:value-type="string">
            <text:p>TENERIFE SUR (TF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2T00:00:22" calcext:value-type="date">
            <text:p>4/22/2018</text:p>
          </table:table-cell>
          <table:table-cell office:value-type="string" calcext:value-type="string">
            <text:p>HURGHADA (HRG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2T00:00:22" calcext:value-type="date">
            <text:p>4/2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3T00:00:22" calcext:value-type="date">
            <text:p>4/23/2018</text:p>
          </table:table-cell>
          <table:table-cell office:value-type="string" calcext:value-type="string">
            <text:p>HURGHADA (HRG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2T00:00:22" calcext:value-type="date">
            <text:p>4/22/2018</text:p>
          </table:table-cell>
          <table:table-cell office:value-type="string" calcext:value-type="string">
            <text:p>HURGHADA (HRG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4T00:00:22" calcext:value-type="date">
            <text:p>4/24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3T00:00:22" calcext:value-type="date">
            <text:p>4/23/2018</text:p>
          </table:table-cell>
          <table:table-cell office:value-type="string" calcext:value-type="string">
            <text:p>HURGHADA (HRG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4T00:00:22" calcext:value-type="date">
            <text:p>4/24/2018</text:p>
          </table:table-cell>
          <table:table-cell office:value-type="string" calcext:value-type="string">
            <text:p>HURGHADA (HRG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4T00:00:22" calcext:value-type="date">
            <text:p>4/24/2018</text:p>
          </table:table-cell>
          <table:table-cell office:value-type="string" calcext:value-type="string">
            <text:p>HURGHADA (HRG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5T00:00:22" calcext:value-type="date">
            <text:p>4/25/2018</text:p>
          </table:table-cell>
          <table:table-cell office:value-type="string" calcext:value-type="string">
            <text:p>SHARM-EL-SHEIKH (SSH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5T00:00:22" calcext:value-type="date">
            <text:p>4/25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5T00:00:22" calcext:value-type="date">
            <text:p>4/25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5T00:00:22" calcext:value-type="date">
            <text:p>4/25/2018</text:p>
          </table:table-cell>
          <table:table-cell office:value-type="string" calcext:value-type="string">
            <text:p>HURGHADA (HRG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6T00:00:22" calcext:value-type="date">
            <text:p>4/26/2018</text:p>
          </table:table-cell>
          <table:table-cell office:value-type="string" calcext:value-type="string">
            <text:p>ANTALYA (AYT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6T00:00:22" calcext:value-type="date">
            <text:p>4/2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6T00:00:22" calcext:value-type="date">
            <text:p>4/26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6T00:00:22" calcext:value-type="date">
            <text:p>4/26/2018</text:p>
          </table:table-cell>
          <table:table-cell office:value-type="string" calcext:value-type="string">
            <text:p>HURGHADA (HRG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8T00:00:22" calcext:value-type="date">
            <text:p>4/28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8T00:00:22" calcext:value-type="date">
            <text:p>4/28/2018</text:p>
          </table:table-cell>
          <table:table-cell office:value-type="string" calcext:value-type="string">
            <text:p>HURGHADA (HRG)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8T00:00:22" calcext:value-type="date">
            <text:p>4/28/2018</text:p>
          </table:table-cell>
          <table:table-cell office:value-type="string" calcext:value-type="string">
            <text:p>HURGHADA (HRG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9T00:00:22" calcext:value-type="date">
            <text:p>4/29/2018</text:p>
          </table:table-cell>
          <table:table-cell office:value-type="string" calcext:value-type="string">
            <text:p>ANTALYA (AY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9T00:00:22" calcext:value-type="date">
            <text:p>4/29/2018</text:p>
          </table:table-cell>
          <table:table-cell office:value-type="string" calcext:value-type="string">
            <text:p>ANTALYA (AYT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9T00:00:22" calcext:value-type="date">
            <text:p>4/29/2018</text:p>
          </table:table-cell>
          <table:table-cell office:value-type="string" calcext:value-type="string">
            <text:p>SHARM-EL-SHEIKH (SSH)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9T00:00:22" calcext:value-type="date">
            <text:p>4/2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4-29T00:00:22" calcext:value-type="date">
            <text:p>4/29/2018</text:p>
          </table:table-cell>
          <table:table-cell office:value-type="string" calcext:value-type="string">
            <text:p>HURGHADA (HRG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4-29T00:00:22" calcext:value-type="date">
            <text:p>4/29/2018</text:p>
          </table:table-cell>
          <table:table-cell office:value-type="string" calcext:value-type="string">
            <text:p>HURGHADA (HRG)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1T00:00:22" calcext:value-type="date">
            <text:p>5/1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1T00:00:22" calcext:value-type="date">
            <text:p>5/1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1T00:00:22" calcext:value-type="date">
            <text:p>5/1/2018</text:p>
          </table:table-cell>
          <table:table-cell office:value-type="string" calcext:value-type="string">
            <text:p>HURGHADA (HRG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1T00:00:22" calcext:value-type="date">
            <text:p>5/1/2018</text:p>
          </table:table-cell>
          <table:table-cell office:value-type="string" calcext:value-type="string">
            <text:p>HURGHADA (HRG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1T00:00:22" calcext:value-type="date">
            <text:p>5/1/2018</text:p>
          </table:table-cell>
          <table:table-cell office:value-type="string" calcext:value-type="string">
            <text:p>HURGHADA (HRG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1T00:00:22" calcext:value-type="date">
            <text:p>5/1/2018</text:p>
          </table:table-cell>
          <table:table-cell office:value-type="string" calcext:value-type="string">
            <text:p>HURGHADA (HRG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5-01T09:15:00" calcext:value-type="date">
            <text:p>5/1/2018</text:p>
          </table:table-cell>
          <table:table-cell office:value-type="string" calcext:value-type="string">
            <text:p>TENERIFE SUR (TFS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1T04:30:00" calcext:value-type="date">
            <text:p>5/1/2018</text:p>
          </table:table-cell>
          <table:table-cell office:value-type="string" calcext:value-type="string">
            <text:p>TENERIFE SUR (TFS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2T00:00:22" calcext:value-type="date">
            <text:p>5/2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2T00:00:22" calcext:value-type="date">
            <text:p>5/2/2018</text:p>
          </table:table-cell>
          <table:table-cell office:value-type="string" calcext:value-type="string">
            <text:p>ANTALYA (AYT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3T00:00:22" calcext:value-type="date">
            <text:p>5/3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3T00:00:22" calcext:value-type="date">
            <text:p>5/3/2018</text:p>
          </table:table-cell>
          <table:table-cell office:value-type="string" calcext:value-type="string">
            <text:p>ANTALYA (AYT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3T00:00:22" calcext:value-type="date">
            <text:p>5/3/2018</text:p>
          </table:table-cell>
          <table:table-cell office:value-type="string" calcext:value-type="string">
            <text:p>HURGHADA (HRG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3T00:00:22" calcext:value-type="date">
            <text:p>5/3/2018</text:p>
          </table:table-cell>
          <table:table-cell office:value-type="string" calcext:value-type="string">
            <text:p>HURGHADA (HRG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4T00:00:22" calcext:value-type="date">
            <text:p>5/4/2018</text:p>
          </table:table-cell>
          <table:table-cell office:value-type="string" calcext:value-type="string">
            <text:p>HURGHADA (HRG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4T00:00:22" calcext:value-type="date">
            <text:p>5/4/2018</text:p>
          </table:table-cell>
          <table:table-cell office:value-type="string" calcext:value-type="string">
            <text:p>HURGHADA (HRG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ANTALYA (AYT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HURGHADA (HRG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HURGHADA (HRG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HURGHADA (HRG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5T00:00:22" calcext:value-type="date">
            <text:p>5/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6T00:00:22" calcext:value-type="date">
            <text:p>5/6/2018</text:p>
          </table:table-cell>
          <table:table-cell office:value-type="string" calcext:value-type="string">
            <text:p>ANTALYA (AYT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6T00:00:22" calcext:value-type="date">
            <text:p>5/6/2018</text:p>
          </table:table-cell>
          <table:table-cell office:value-type="string" calcext:value-type="string">
            <text:p>ANTALYA (AYT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6T00:00:22" calcext:value-type="date">
            <text:p>5/6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6T00:00:22" calcext:value-type="date">
            <text:p>5/6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6T00:00:22" calcext:value-type="date">
            <text:p>5/6/2018</text:p>
          </table:table-cell>
          <table:table-cell office:value-type="string" calcext:value-type="string">
            <text:p>HURGHADA (HRG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6T00:00:22" calcext:value-type="date">
            <text:p>5/6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8T00:00:22" calcext:value-type="date">
            <text:p>5/8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8T00:00:22" calcext:value-type="date">
            <text:p>5/8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8T00:00:22" calcext:value-type="date">
            <text:p>5/8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8T00:00:22" calcext:value-type="date">
            <text:p>5/8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8T00:00:22" calcext:value-type="date">
            <text:p>5/8/2018</text:p>
          </table:table-cell>
          <table:table-cell office:value-type="string" calcext:value-type="string">
            <text:p>HURGHADA (HRG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8T00:00:22" calcext:value-type="date">
            <text:p>5/8/2018</text:p>
          </table:table-cell>
          <table:table-cell office:value-type="string" calcext:value-type="string">
            <text:p>HURGHADA (HRG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9T00:00:22" calcext:value-type="date">
            <text:p>5/9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9T00:00:22" calcext:value-type="date">
            <text:p>5/9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09T00:00:22" calcext:value-type="date">
            <text:p>5/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09T00:00:22" calcext:value-type="date">
            <text:p>5/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0T00:00:22" calcext:value-type="date">
            <text:p>5/10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0T00:00:22" calcext:value-type="date">
            <text:p>5/10/2018</text:p>
          </table:table-cell>
          <table:table-cell office:value-type="string" calcext:value-type="string">
            <text:p>ANTALYA (AYT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0T00:00:22" calcext:value-type="date">
            <text:p>5/10/2018</text:p>
          </table:table-cell>
          <table:table-cell office:value-type="string" calcext:value-type="string">
            <text:p>HURGHADA (HRG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0T00:00:22" calcext:value-type="date">
            <text:p>5/10/2018</text:p>
          </table:table-cell>
          <table:table-cell office:value-type="string" calcext:value-type="string">
            <text:p>HURGHADA (HRG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1T00:00:22" calcext:value-type="date">
            <text:p>5/11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1T00:00:22" calcext:value-type="date">
            <text:p>5/11/2018</text:p>
          </table:table-cell>
          <table:table-cell office:value-type="string" calcext:value-type="string">
            <text:p>ANTALYA (AYT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1T09:15:00" calcext:value-type="date">
            <text:p>5/11/2018</text:p>
          </table:table-cell>
          <table:table-cell office:value-type="string" calcext:value-type="string">
            <text:p>TENERIFE SUR (TFS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1T04:30:00" calcext:value-type="date">
            <text:p>5/11/2018</text:p>
          </table:table-cell>
          <table:table-cell office:value-type="string" calcext:value-type="string">
            <text:p>TENERIFE SUR (TFS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ANTALYA (AY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ANTALYA (AYT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HURGHADA (HRG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HURGHADA (HRG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HURGHADA (HRG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2T00:00:22" calcext:value-type="date">
            <text:p>5/12/2018</text:p>
          </table:table-cell>
          <table:table-cell office:value-type="string" calcext:value-type="string">
            <text:p>HURGHADA (HRG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5-13T00:00:22" calcext:value-type="date">
            <text:p>5/13/2018</text:p>
          </table:table-cell>
          <table:table-cell office:value-type="string" calcext:value-type="string">
            <text:p>ANTALYA (AY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3T00:00:22" calcext:value-type="date">
            <text:p>5/13/2018</text:p>
          </table:table-cell>
          <table:table-cell office:value-type="string" calcext:value-type="string">
            <text:p>ANTALYA (AYT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3T00:00:22" calcext:value-type="date">
            <text:p>5/13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3T00:00:22" calcext:value-type="date">
            <text:p>5/13/2018</text:p>
          </table:table-cell>
          <table:table-cell office:value-type="string" calcext:value-type="string">
            <text:p>HURGHADA (HRG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4T00:00:22" calcext:value-type="date">
            <text:p>5/14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4T00:00:22" calcext:value-type="date">
            <text:p>5/14/2018</text:p>
          </table:table-cell>
          <table:table-cell office:value-type="string" calcext:value-type="string">
            <text:p>ANTALYA (AY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4T00:00:22" calcext:value-type="date">
            <text:p>5/14/2018</text:p>
          </table:table-cell>
          <table:table-cell office:value-type="string" calcext:value-type="string">
            <text:p>HURGHADA (HRG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4T00:00:22" calcext:value-type="date">
            <text:p>5/14/2018</text:p>
          </table:table-cell>
          <table:table-cell office:value-type="string" calcext:value-type="string">
            <text:p>HURGHADA (HRG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5T00:00:22" calcext:value-type="date">
            <text:p>5/15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5T00:00:22" calcext:value-type="date">
            <text:p>5/15/2018</text:p>
          </table:table-cell>
          <table:table-cell office:value-type="string" calcext:value-type="string">
            <text:p>ANTALYA (AYT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5T00:00:22" calcext:value-type="date">
            <text:p>5/15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5T00:00:22" calcext:value-type="date">
            <text:p>5/15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5T00:00:22" calcext:value-type="date">
            <text:p>5/15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5T00:00:22" calcext:value-type="date">
            <text:p>5/15/2018</text:p>
          </table:table-cell>
          <table:table-cell office:value-type="string" calcext:value-type="string">
            <text:p>HURGHADA (HRG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6T00:00:22" calcext:value-type="date">
            <text:p>5/16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6T00:00:22" calcext:value-type="date">
            <text:p>5/16/2018</text:p>
          </table:table-cell>
          <table:table-cell office:value-type="string" calcext:value-type="string">
            <text:p>ANTALYA (AYT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6T00:00:22" calcext:value-type="date">
            <text:p>5/16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6T00:00:22" calcext:value-type="date">
            <text:p>5/16/2018</text:p>
          </table:table-cell>
          <table:table-cell office:value-type="string" calcext:value-type="string">
            <text:p>SHARM-EL-SHEIKH (SSH)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6T00:00:22" calcext:value-type="date">
            <text:p>5/16/2018</text:p>
          </table:table-cell>
          <table:table-cell office:value-type="string" calcext:value-type="string">
            <text:p>HURGHADA (HRG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6T00:00:22" calcext:value-type="date">
            <text:p>5/16/2018</text:p>
          </table:table-cell>
          <table:table-cell office:value-type="string" calcext:value-type="string">
            <text:p>HURGHADA (HRG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7T00:00:22" calcext:value-type="date">
            <text:p>5/17/2018</text:p>
          </table:table-cell>
          <table:table-cell office:value-type="string" calcext:value-type="string">
            <text:p>ANTALYA (AYT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7T00:00:22" calcext:value-type="date">
            <text:p>5/17/2018</text:p>
          </table:table-cell>
          <table:table-cell office:value-type="string" calcext:value-type="string">
            <text:p>ANTALYA (AYT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7T00:00:22" calcext:value-type="date">
            <text:p>5/17/2018</text:p>
          </table:table-cell>
          <table:table-cell office:value-type="string" calcext:value-type="string">
            <text:p>HURGHADA (HRG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7T00:00:22" calcext:value-type="date">
            <text:p>5/17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8T00:00:22" calcext:value-type="date">
            <text:p>5/18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7T00:00:22" calcext:value-type="date">
            <text:p>5/17/2018</text:p>
          </table:table-cell>
          <table:table-cell office:value-type="string" calcext:value-type="string">
            <text:p>HURGHADA (HRG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9T00:00:22" calcext:value-type="date">
            <text:p>5/19/2018</text:p>
          </table:table-cell>
          <table:table-cell office:value-type="string" calcext:value-type="string">
            <text:p>ANTALYA (AYT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8T00:00:22" calcext:value-type="date">
            <text:p>5/18/2018</text:p>
          </table:table-cell>
          <table:table-cell office:value-type="string" calcext:value-type="string">
            <text:p>ANTALYA (AYT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9T00:00:22" calcext:value-type="date">
            <text:p>5/19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9T00:00:22" calcext:value-type="date">
            <text:p>5/19/2018</text:p>
          </table:table-cell>
          <table:table-cell office:value-type="string" calcext:value-type="string">
            <text:p>ANTALYA (AYT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19T00:00:22" calcext:value-type="date">
            <text:p>5/19/2018</text:p>
          </table:table-cell>
          <table:table-cell office:value-type="string" calcext:value-type="string">
            <text:p>HURGHADA (HRG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9T00:00:22" calcext:value-type="date">
            <text:p>5/19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0T00:00:22" calcext:value-type="date">
            <text:p>5/20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19T00:00:22" calcext:value-type="date">
            <text:p>5/19/2018</text:p>
          </table:table-cell>
          <table:table-cell office:value-type="string" calcext:value-type="string">
            <text:p>HURGHADA (HRG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0T00:00:22" calcext:value-type="date">
            <text:p>5/2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0T00:00:22" calcext:value-type="date">
            <text:p>5/20/2018</text:p>
          </table:table-cell>
          <table:table-cell office:value-type="string" calcext:value-type="string">
            <text:p>ANTALYA (AYT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0T00:00:22" calcext:value-type="date">
            <text:p>5/20/2018</text:p>
          </table:table-cell>
          <table:table-cell office:value-type="string" calcext:value-type="string">
            <text:p>HURGHADA (HRG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0T00:00:22" calcext:value-type="date">
            <text:p>5/2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1T00:00:22" calcext:value-type="date">
            <text:p>5/21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0T00:00:22" calcext:value-type="date">
            <text:p>5/20/2018</text:p>
          </table:table-cell>
          <table:table-cell office:value-type="string" calcext:value-type="string">
            <text:p>HURGHADA (HRG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1T09:15:00" calcext:value-type="date">
            <text:p>5/21/2018</text:p>
          </table:table-cell>
          <table:table-cell office:value-type="string" calcext:value-type="string">
            <text:p>TENERIFE SUR (TFS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1T00:00:22" calcext:value-type="date">
            <text:p>5/21/2018</text:p>
          </table:table-cell>
          <table:table-cell office:value-type="string" calcext:value-type="string">
            <text:p>ANTALYA (AYT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ANTALYA (AYT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1T04:30:00" calcext:value-type="date">
            <text:p>5/21/2018</text:p>
          </table:table-cell>
          <table:table-cell office:value-type="string" calcext:value-type="string">
            <text:p>TENERIFE SUR (TFS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LARNACA (LCA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ANTALYA (AY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HURGHADA (HRG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HURGHADA (HRG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HURGHADA (HRG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3T00:00:22" calcext:value-type="date">
            <text:p>5/23/2018</text:p>
          </table:table-cell>
          <table:table-cell office:value-type="string" calcext:value-type="string">
            <text:p>ANTALYA (AYT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2T00:00:22" calcext:value-type="date">
            <text:p>5/22/2018</text:p>
          </table:table-cell>
          <table:table-cell office:value-type="string" calcext:value-type="string">
            <text:p>HURGHADA (HRG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ANTALYA (AYT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3T00:00:22" calcext:value-type="date">
            <text:p>5/23/2018</text:p>
          </table:table-cell>
          <table:table-cell office:value-type="string" calcext:value-type="string">
            <text:p>ANTALYA (AY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HERAKLION (HE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HURGHADA (HRG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ANTALYA (AYT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5T00:00:22" calcext:value-type="date">
            <text:p>5/25/2018</text:p>
          </table:table-cell>
          <table:table-cell office:value-type="string" calcext:value-type="string">
            <text:p>ANTALYA (AYT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5T00:00:22" calcext:value-type="date">
            <text:p>5/25/2018</text:p>
          </table:table-cell>
          <table:table-cell office:value-type="string" calcext:value-type="string">
            <text:p>HURGHADA (HRG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4T00:00:22" calcext:value-type="date">
            <text:p>5/24/2018</text:p>
          </table:table-cell>
          <table:table-cell office:value-type="string" calcext:value-type="string">
            <text:p>HURGHADA (HRG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6" calcext:value-type="date">
            <text:p>5/26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5T00:00:22" calcext:value-type="date">
            <text:p>5/25/2018</text:p>
          </table:table-cell>
          <table:table-cell office:value-type="string" calcext:value-type="string">
            <text:p>ANTALYA (AYT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ANTALYA (AYT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5T00:00:22" calcext:value-type="date">
            <text:p>5/25/2018</text:p>
          </table:table-cell>
          <table:table-cell office:value-type="string" calcext:value-type="string">
            <text:p>HURGHADA (HRG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6" calcext:value-type="date">
            <text:p>5/26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HURGHADA (HRG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ANTALYA (AYT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HURGHADA (HRG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IZMIR (ADB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7T00:00:22" calcext:value-type="date">
            <text:p>5/27/2018</text:p>
          </table:table-cell>
          <table:table-cell office:value-type="string" calcext:value-type="string">
            <text:p>ANTALYA (AY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LARNACA (LCA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7T00:00:22" calcext:value-type="date">
            <text:p>5/2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6T00:00:22" calcext:value-type="date">
            <text:p>5/26/2018</text:p>
          </table:table-cell>
          <table:table-cell office:value-type="string" calcext:value-type="string">
            <text:p>HURGHADA (HRG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7T00:00:22" calcext:value-type="date">
            <text:p>5/27/2018</text:p>
          </table:table-cell>
          <table:table-cell office:value-type="string" calcext:value-type="string">
            <text:p>HURGHADA (HRG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7" calcext:value-type="date">
            <text:p>5/27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8T00:00:22" calcext:value-type="date">
            <text:p>5/28/2018</text:p>
          </table:table-cell>
          <table:table-cell office:value-type="string" calcext:value-type="string">
            <text:p>ANTALYA (AYT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7T00:00:22" calcext:value-type="date">
            <text:p>5/27/2018</text:p>
          </table:table-cell>
          <table:table-cell office:value-type="string" calcext:value-type="string">
            <text:p>ANTALYA (AYT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9" calcext:value-type="date">
            <text:p>5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7T00:00:22" calcext:value-type="date">
            <text:p>5/2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ANTALYA (AYT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8T00:00:22" calcext:value-type="date">
            <text:p>5/28/2018</text:p>
          </table:table-cell>
          <table:table-cell office:value-type="string" calcext:value-type="string">
            <text:p>HERAKLION (HE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8T00:00:22" calcext:value-type="date">
            <text:p>5/28/2018</text:p>
          </table:table-cell>
          <table:table-cell office:value-type="string" calcext:value-type="string">
            <text:p>ANTALYA (AYT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HURGHADA (HRG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9" calcext:value-type="date">
            <text:p>5/29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BARCELONA (BC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ANTALYA (AY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ANTALYA (AYT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IZMIR (ADB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HURGHADA (HRG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29T00:00:22" calcext:value-type="date">
            <text:p>5/29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ANTALYA (AYT)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ANTALYA (AYT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IZMIR (ADB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HURGHADA (HRG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ANTALYA (AYT)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5-31T09:15:00" calcext:value-type="date">
            <text:p>5/31/2018</text:p>
          </table:table-cell>
          <table:table-cell office:value-type="string" calcext:value-type="string">
            <text:p>TENERIFE SUR (TFS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0T00:00:22" calcext:value-type="date">
            <text:p>5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1" calcext:value-type="date">
            <text:p>6/1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1T00:00:22" calcext:value-type="date">
            <text:p>6/1/2018</text:p>
          </table:table-cell>
          <table:table-cell office:value-type="string" calcext:value-type="string">
            <text:p>ANTALYA (AYT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HERAKLION (HER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ANTALYA (AYT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IZMIR (ADB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LARNACA (LCA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5-31T00:00:22" calcext:value-type="date">
            <text:p>5/31/2018</text:p>
          </table:table-cell>
          <table:table-cell office:value-type="string" calcext:value-type="string">
            <text:p>HURGHADA (HRG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PATRAI (GPA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1" calcext:value-type="date">
            <text:p>6/1/2018</text:p>
          </table:table-cell>
          <table:table-cell office:value-type="string" calcext:value-type="string">
            <text:p>ANTALYA (AYT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1" calcext:value-type="date">
            <text:p>6/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HURGHADA (HRG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1T00:00:22" calcext:value-type="date">
            <text:p>6/1/2018</text:p>
          </table:table-cell>
          <table:table-cell office:value-type="string" calcext:value-type="string">
            <text:p>RHODES (RHO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3" calcext:value-type="date">
            <text:p>6/3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1T00:00:22" calcext:value-type="date">
            <text:p>6/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3T00:00:22" calcext:value-type="date">
            <text:p>6/3/2018</text:p>
          </table:table-cell>
          <table:table-cell office:value-type="string" calcext:value-type="string">
            <text:p>ANTALYA (AYT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1T00:00:22" calcext:value-type="date">
            <text:p>6/1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ANTALYA (AYT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HERAKLION (HER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ANTALYA (AYT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IZMIR (ADB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ANTALYA (AY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LARNACA (LCA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LARNACA (LCA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PATRAI (GPA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HURGHADA (HRG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HURGHADA (HRG)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" calcext:value-type="date">
            <text:p>6/6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2T00:00:22" calcext:value-type="date">
            <text:p>6/2/2018</text:p>
          </table:table-cell>
          <table:table-cell office:value-type="string" calcext:value-type="string">
            <text:p>HURGHADA (HRG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3" calcext:value-type="date">
            <text:p>6/3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ANTALYA (AYT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3T00:00:22" calcext:value-type="date">
            <text:p>6/3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IZMIR (ADB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3T00:00:22" calcext:value-type="date">
            <text:p>6/3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4" calcext:value-type="date">
            <text:p>6/4/2018</text:p>
          </table:table-cell>
          <table:table-cell office:value-type="string" calcext:value-type="string">
            <text:p>DALAMAN (DLM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VARNA (VAR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HERAKLION (HER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BODRUM (BJV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4T00:00:22" calcext:value-type="date">
            <text:p>6/4/2018</text:p>
          </table:table-cell>
          <table:table-cell office:value-type="string" calcext:value-type="string">
            <text:p>HURGHADA (HRG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BARCELONA (BC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ANTALYA (AYT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LARNACA (LCA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5T00:00:22" calcext:value-type="date">
            <text:p>6/5/2018</text:p>
          </table:table-cell>
          <table:table-cell office:value-type="string" calcext:value-type="string">
            <text:p>HURGHADA (HRG)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" calcext:value-type="date">
            <text:p>6/6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BARCELONA (BCN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8" calcext:value-type="date">
            <text:p>6/8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ANTALYA (AY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8T00:00:22" calcext:value-type="date">
            <text:p>6/8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IZMIR (ADB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8T00:00:22" calcext:value-type="date">
            <text:p>6/8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CATANIA (CTA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8T00:00:22" calcext:value-type="date">
            <text:p>6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HERAKLION (HER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VARNA (VAR) INC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ANTALYA (AY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IZMIR (ADB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6T00:00:22" calcext:value-type="date">
            <text:p>6/6/2018</text:p>
          </table:table-cell>
          <table:table-cell office:value-type="string" calcext:value-type="string">
            <text:p>BURGAS (BOJ) IN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HERAKLION (HER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VARNA (VAR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ANTALYA (AYT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HURGHADA (HRG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ANTALYA (AYT)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ANTALYA (AYT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7T00:00:22" calcext:value-type="date">
            <text:p>6/7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0" calcext:value-type="date">
            <text:p>6/10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8" calcext:value-type="date">
            <text:p>6/8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0T00:00:22" calcext:value-type="date">
            <text:p>6/10/2018</text:p>
          </table:table-cell>
          <table:table-cell office:value-type="string" calcext:value-type="string">
            <text:p>BARCELONA (BCN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8T00:00:22" calcext:value-type="date">
            <text:p>6/8/2018</text:p>
          </table:table-cell>
          <table:table-cell office:value-type="string" calcext:value-type="string">
            <text:p>ANTALYA (AYT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0T00:00:22" calcext:value-type="date">
            <text:p>6/10/2018</text:p>
          </table:table-cell>
          <table:table-cell office:value-type="string" calcext:value-type="string">
            <text:p>ANTALYA (AYT)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8T00:00:22" calcext:value-type="date">
            <text:p>6/8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0T00:00:22" calcext:value-type="date">
            <text:p>6/1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8T00:00:22" calcext:value-type="date">
            <text:p>6/8/2018</text:p>
          </table:table-cell>
          <table:table-cell office:value-type="string" calcext:value-type="string">
            <text:p>ANTALYA (AYT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6-11T00:00:22" calcext:value-type="date">
            <text:p>6/11/2018</text:p>
          </table:table-cell>
          <table:table-cell office:value-type="string" calcext:value-type="string">
            <text:p>HERAKLION (HER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1T00:00:22" calcext:value-type="date">
            <text:p>6/11/2018</text:p>
          </table:table-cell>
          <table:table-cell office:value-type="string" calcext:value-type="string">
            <text:p>ANTALYA (AYT)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HERAKLION (HER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1T00:00:22" calcext:value-type="date">
            <text:p>6/11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ANTALYA (AYT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" calcext:value-type="date">
            <text:p>6/12/2018</text:p>
          </table:table-cell>
          <table:table-cell office:value-type="string" calcext:value-type="string">
            <text:p>ANTALYA (AYT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IZMIR (ADB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" calcext:value-type="date">
            <text:p>6/12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RIMINI (RMI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BARCELONA (BC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RHODES (RHO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ANTALYA (AYT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VARNA (VAR) IN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HURGHADA (HRG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PATRAI (GPA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HURGHADA (HRG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ANTALYA (AYT)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HURGHADA (HRG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09T00:00:22" calcext:value-type="date">
            <text:p>6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0" calcext:value-type="date">
            <text:p>6/10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0T00:00:22" calcext:value-type="date">
            <text:p>6/10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IZMIR (ADB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0T00:00:22" calcext:value-type="date">
            <text:p>6/10/2018</text:p>
          </table:table-cell>
          <table:table-cell office:value-type="string" calcext:value-type="string">
            <text:p>ANTALYA (AYT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0T00:00:22" calcext:value-type="date">
            <text:p>6/1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4" calcext:value-type="date">
            <text:p>6/14/2018</text:p>
          </table:table-cell>
          <table:table-cell office:value-type="string" calcext:value-type="string">
            <text:p>DALAMAN (DLM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1T00:00:22" calcext:value-type="date">
            <text:p>6/11/2018</text:p>
          </table:table-cell>
          <table:table-cell office:value-type="string" calcext:value-type="string">
            <text:p>HERAKLION (HER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1T00:00:22" calcext:value-type="date">
            <text:p>6/11/2018</text:p>
          </table:table-cell>
          <table:table-cell office:value-type="string" calcext:value-type="string">
            <text:p>ANTALYA (AYT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HERAKLION (HE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1T00:00:22" calcext:value-type="date">
            <text:p>6/11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ANTALYA (AYT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" calcext:value-type="date">
            <text:p>6/12/2018</text:p>
          </table:table-cell>
          <table:table-cell office:value-type="string" calcext:value-type="string">
            <text:p>ANTALYA (AYT)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BODRUM (BJV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" calcext:value-type="date">
            <text:p>6/12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BARCELONA (BC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RHODES (RHO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5T00:00:22" calcext:value-type="date">
            <text:p>6/15/2018</text:p>
          </table:table-cell>
          <table:table-cell office:value-type="string" calcext:value-type="string">
            <text:p>ANTALYA (AY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ANTALYA (AY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5T00:00:22" calcext:value-type="date">
            <text:p>6/15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5T00:00:22" calcext:value-type="date">
            <text:p>6/15/2018</text:p>
          </table:table-cell>
          <table:table-cell office:value-type="string" calcext:value-type="string">
            <text:p>HURGHADA (HRG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PATRAI (GPA)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" calcext:value-type="date">
            <text:p>6/16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HURGHADA (HRG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2T00:00:22" calcext:value-type="date">
            <text:p>6/12/2018</text:p>
          </table:table-cell>
          <table:table-cell office:value-type="string" calcext:value-type="string">
            <text:p>HURGHADA (HRG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HERAKLION (HER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BARCELONA (BC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ANTALYA (AYT)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ANTALYA (AY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IZMIR (ADB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IZMIR (ADB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LARNACA (LC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3T00:00:22" calcext:value-type="date">
            <text:p>6/13/2018</text:p>
          </table:table-cell>
          <table:table-cell office:value-type="string" calcext:value-type="string">
            <text:p>LARNACA (LCA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BURGAS (BOJ) IN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" calcext:value-type="date">
            <text:p>6/14/2018</text:p>
          </table:table-cell>
          <table:table-cell office:value-type="string" calcext:value-type="string">
            <text:p>DALAMAN (DLM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VARNA (VAR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HURGHADA (HRG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BURGAS (BOJ) IN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ANTALYA (AY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7" calcext:value-type="date">
            <text:p>6/17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BODRUM (BJV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BARCELONA (BCN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ANTALYA (AYT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4T00:00:22" calcext:value-type="date">
            <text:p>6/14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CATANIA (CTA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5T00:00:22" calcext:value-type="date">
            <text:p>6/15/2018</text:p>
          </table:table-cell>
          <table:table-cell office:value-type="string" calcext:value-type="string">
            <text:p>ANTALYA (AY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5T00:00:22" calcext:value-type="date">
            <text:p>6/15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HERAKLION (HER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5T00:00:22" calcext:value-type="date">
            <text:p>6/15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ANTALYA (AYT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" calcext:value-type="date">
            <text:p>6/16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ANTALYA (AYT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ANTALYA (AYT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HERAKLION (HER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9" calcext:value-type="date">
            <text:p>6/19/2018</text:p>
          </table:table-cell>
          <table:table-cell office:value-type="string" calcext:value-type="string">
            <text:p>ANTALYA (AYT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ANTALYA (AYT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IZMIR (ADB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ANTALYA (AYT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LARNACA (LCA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BURGAS (BOJ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HURGHADA (HRG)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VARNA (VAR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HURGHADA (HRG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6T00:00:22" calcext:value-type="date">
            <text:p>6/16/2018</text:p>
          </table:table-cell>
          <table:table-cell office:value-type="string" calcext:value-type="string">
            <text:p>BURGAS (BOJ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ANTALYA (AY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7" calcext:value-type="date">
            <text:p>6/17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IZMIR (ADB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ANTALYA (AYT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BURGAS (BOJ) IN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CATANIA (CT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VARNA (VAR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7T00:00:22" calcext:value-type="date">
            <text:p>6/1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HERAKLION (HE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ANTALYA (AY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ANTALYA (AYT)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ANTALYA (AYT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8T00:00:22" calcext:value-type="date">
            <text:p>6/18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BARCELONA (BC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9" calcext:value-type="date">
            <text:p>6/19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HERAKLION (HER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ANTALYA (AY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ANTALYA (AYT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HURGHADA (HRG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19T00:00:22" calcext:value-type="date">
            <text:p>6/19/2018</text:p>
          </table:table-cell>
          <table:table-cell office:value-type="string" calcext:value-type="string">
            <text:p>ANTALYA (AYT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6-22" calcext:value-type="date">
            <text:p>6/22/2018</text:p>
          </table:table-cell>
          <table:table-cell office:value-type="string" calcext:value-type="string">
            <text:p>ANTALYA (AYT)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BARCELONA (BCN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2" calcext:value-type="date">
            <text:p>6/22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ANTALYA (AYT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2T00:00:22" calcext:value-type="date">
            <text:p>6/22/2018</text:p>
          </table:table-cell>
          <table:table-cell office:value-type="string" calcext:value-type="string">
            <text:p>RHODES (RHO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IZMIR (ADB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2T00:00:22" calcext:value-type="date">
            <text:p>6/22/2018</text:p>
          </table:table-cell>
          <table:table-cell office:value-type="string" calcext:value-type="string">
            <text:p>ANTALYA (AY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2T00:00:22" calcext:value-type="date">
            <text:p>6/22/2018</text:p>
          </table:table-cell>
          <table:table-cell office:value-type="string" calcext:value-type="string">
            <text:p>BARCELONA (BC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BURGAS (BOJ) INC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BARCELONA (BCN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VARNA (VAR) IN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HERAKLION (HER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ANTALYA (AYT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BURGAS (BOJ) INC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IZMIR (ADB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ANTALYA (AYT)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RIMINI (RMI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0T00:00:22" calcext:value-type="date">
            <text:p>6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LARNACA (LCA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PATRAI (GPA)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HERAKLION (HER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HURGHADA (HRG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ANTALYA (AY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HURGHADA (HRG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4" calcext:value-type="date">
            <text:p>6/24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4T00:00:22" calcext:value-type="date">
            <text:p>6/24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1T00:00:22" calcext:value-type="date">
            <text:p>6/21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4T00:00:22" calcext:value-type="date">
            <text:p>6/24/2018</text:p>
          </table:table-cell>
          <table:table-cell office:value-type="string" calcext:value-type="string">
            <text:p>ANTALYA (AY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2" calcext:value-type="date">
            <text:p>6/22/2018</text:p>
          </table:table-cell>
          <table:table-cell office:value-type="string" calcext:value-type="string">
            <text:p>ANTALYA (AYT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DALAMAN (DLM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2" calcext:value-type="date">
            <text:p>6/22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HERAKLION (H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2T00:00:22" calcext:value-type="date">
            <text:p>6/22/2018</text:p>
          </table:table-cell>
          <table:table-cell office:value-type="string" calcext:value-type="string">
            <text:p>RHODES (RHO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ANTALYA (AYT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2T00:00:22" calcext:value-type="date">
            <text:p>6/22/2018</text:p>
          </table:table-cell>
          <table:table-cell office:value-type="string" calcext:value-type="string">
            <text:p>ANTALYA (AYT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BODRUM (BJV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2T00:00:22" calcext:value-type="date">
            <text:p>6/22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HURGHADA (HRG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ANTALYA (AYT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ANTALYA (AYT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IZMIR (ADB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HURGHADA (HRG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RIMINI (RMI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" calcext:value-type="date">
            <text:p>6/27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BARCELONA (BC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PATRAI (GPA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ANTALYA (AYT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HURGHADA (HRG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IZMIR (ADB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3T00:00:22" calcext:value-type="date">
            <text:p>6/23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CATANIA (CT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4" calcext:value-type="date">
            <text:p>6/24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4T00:00:22" calcext:value-type="date">
            <text:p>6/24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BURGAS (BOJ) INC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4T00:00:22" calcext:value-type="date">
            <text:p>6/24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VARNA (VAR) I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5" calcext:value-type="date">
            <text:p>6/25/2018</text:p>
          </table:table-cell>
          <table:table-cell office:value-type="string" calcext:value-type="string">
            <text:p>DALAMAN (DLM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HERAKLION (HER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BURGAS (BOJ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ANTALYA (AYT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BODRUM (BJV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HERAKLION (HER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5T00:00:22" calcext:value-type="date">
            <text:p>6/25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ANTALYA (AYT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HURGHADA (H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ANTALYA (AYT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6T00:00:22" calcext:value-type="date">
            <text:p>6/26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" calcext:value-type="date">
            <text:p>6/27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9" calcext:value-type="date">
            <text:p>6/29/2018</text:p>
          </table:table-cell>
          <table:table-cell office:value-type="string" calcext:value-type="string">
            <text:p>ANTALYA (AYT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9T00:00:22" calcext:value-type="date">
            <text:p>6/29/2018</text:p>
          </table:table-cell>
          <table:table-cell office:value-type="string" calcext:value-type="string">
            <text:p>ANTALYA (AY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ANTALYA (AYT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9T00:00:22" calcext:value-type="date">
            <text:p>6/29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IZMIR (ADB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29T00:00:22" calcext:value-type="date">
            <text:p>6/29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HERAKLION (HER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BURGAS (BOJ) IN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ANTALYA (AYT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VARNA (VAR) INC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IZMIR (ADB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LARNACA (L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7T00:00:22" calcext:value-type="date">
            <text:p>6/27/2018</text:p>
          </table:table-cell>
          <table:table-cell office:value-type="string" calcext:value-type="string">
            <text:p>BURGAS (BOJ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BURGAS (BOJ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VARNA (VAR) IN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HERAKLION (HER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HURGHADA (HRG)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BURGAS (BOJ) INC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ANTALYA (AYT)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7-01" calcext:value-type="date">
            <text:p>7/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8T00:00:22" calcext:value-type="date">
            <text:p>6/28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1T00:00:22" calcext:value-type="date">
            <text:p>7/1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9" calcext:value-type="date">
            <text:p>6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1T00:00:22" calcext:value-type="date">
            <text:p>7/1/2018</text:p>
          </table:table-cell>
          <table:table-cell office:value-type="string" calcext:value-type="string">
            <text:p>ANTALYA (AYT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9T00:00:22" calcext:value-type="date">
            <text:p>6/29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1T00:00:22" calcext:value-type="date">
            <text:p>7/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9T00:00:22" calcext:value-type="date">
            <text:p>6/29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2T00:00:22" calcext:value-type="date">
            <text:p>7/2/2018</text:p>
          </table:table-cell>
          <table:table-cell office:value-type="string" calcext:value-type="string">
            <text:p>HERAKLION (H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29T00:00:22" calcext:value-type="date">
            <text:p>6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7-02T00:00:22" calcext:value-type="date">
            <text:p>7/2/2018</text:p>
          </table:table-cell>
          <table:table-cell office:value-type="string" calcext:value-type="string">
            <text:p>ANTALYA (AYT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BARCELONA (BCN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2T00:00:22" calcext:value-type="date">
            <text:p>7/2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ANTALYA (AYT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IZMIR (ADB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RHODES (RHO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BURGAS (BOJ) INC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ANTALYA (AYT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VARNA (VAR) INC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PATRAI (GPA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BURGAS (BOJ) IN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HURGHADA (HRG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ANTALYA (AYT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6-30T00:00:22" calcext:value-type="date">
            <text:p>6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1" calcext:value-type="date">
            <text:p>7/1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1T00:00:22" calcext:value-type="date">
            <text:p>7/1/2018</text:p>
          </table:table-cell>
          <table:table-cell office:value-type="string" calcext:value-type="string">
            <text:p>BARCELONA (BC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IZMIR (ADB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1T00:00:22" calcext:value-type="date">
            <text:p>7/1/2018</text:p>
          </table:table-cell>
          <table:table-cell office:value-type="string" calcext:value-type="string">
            <text:p>ANTALYA (AYT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1T00:00:22" calcext:value-type="date">
            <text:p>7/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DALAMAN (DLM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2T00:00:22" calcext:value-type="date">
            <text:p>7/2/2018</text:p>
          </table:table-cell>
          <table:table-cell office:value-type="string" calcext:value-type="string">
            <text:p>HERAKLION (HER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2T00:00:22" calcext:value-type="date">
            <text:p>7/2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HERAKLION (HE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2T00:00:22" calcext:value-type="date">
            <text:p>7/2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ANTALYA (AYT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ANTALYA (AYT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BODRUM (BJV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" calcext:value-type="date">
            <text:p>7/3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BARCELONA (BC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RHODES (RHO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6T00:00:22" calcext:value-type="date">
            <text:p>7/6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6T00:00:22" calcext:value-type="date">
            <text:p>7/6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6T00:00:22" calcext:value-type="date">
            <text:p>7/6/2018</text:p>
          </table:table-cell>
          <table:table-cell office:value-type="string" calcext:value-type="string">
            <text:p>HURGHADA (HRG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PATRAI (GPA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" calcext:value-type="date">
            <text:p>7/7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3T00:00:22" calcext:value-type="date">
            <text:p>7/3/2018</text:p>
          </table:table-cell>
          <table:table-cell office:value-type="string" calcext:value-type="string">
            <text:p>HURGHADA (HRG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HERAKLION (H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IZMIR (ADB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IZMIR (ADB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RIMINI (RMI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4T00:00:22" calcext:value-type="date">
            <text:p>7/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" calcext:value-type="date">
            <text:p>7/5/2018</text:p>
          </table:table-cell>
          <table:table-cell office:value-type="string" calcext:value-type="string">
            <text:p>DALAMAN (DLM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BURGAS (BOJ) IN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BARCELONA (BC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VARNA (VAR) INC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HURGHADA (HRG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BURGAS (BOJ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BODRUM (BJV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8" calcext:value-type="date">
            <text:p>7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5T00:00:22" calcext:value-type="date">
            <text:p>7/5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6T00:00:22" calcext:value-type="date">
            <text:p>7/6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6T00:00:22" calcext:value-type="date">
            <text:p>7/6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6T00:00:22" calcext:value-type="date">
            <text:p>7/6/2018</text:p>
          </table:table-cell>
          <table:table-cell office:value-type="string" calcext:value-type="string">
            <text:p>HURGHADA (HRG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HERAKLION (HER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" calcext:value-type="date">
            <text:p>7/7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BARCELONA (BC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IZMIR (ADB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RIMINI (RMI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ANTALYA (AYT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LARNACA (LCA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BURGAS (BOJ) INC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HURGHADA (HRG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VARNA (VAR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HURGHADA (HRG)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7T00:00:22" calcext:value-type="date">
            <text:p>7/7/2018</text:p>
          </table:table-cell>
          <table:table-cell office:value-type="string" calcext:value-type="string">
            <text:p>BURGAS (BOJ) I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8" calcext:value-type="date">
            <text:p>7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IZMIR (ADB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BURGAS (BOJ) INC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CATANIA (CTA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VARNA (VAR) IN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8T00:00:22" calcext:value-type="date">
            <text:p>7/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BURGAS (BOJ) IN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ANTALYA (AYT)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ANTALYA (AY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09T00:00:22" calcext:value-type="date">
            <text:p>7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0" calcext:value-type="date">
            <text:p>7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HERAKLION (HER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HURGHADA (HRG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0T00:00:22" calcext:value-type="date">
            <text:p>7/10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NTALYA (AYT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3T00:00:22" calcext:value-type="date">
            <text:p>7/13/2018</text:p>
          </table:table-cell>
          <table:table-cell office:value-type="string" calcext:value-type="string">
            <text:p>RHODES (RHO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IZMIR (ADB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3T00:00:22" calcext:value-type="date">
            <text:p>7/13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3T00:00:22" calcext:value-type="date">
            <text:p>7/13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BURGAS (BOJ) IN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BARCELONA (BC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VARNA (VAR) I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BURGAS (BOJ) IN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IZMIR (ADB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ANTALYA (AYT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1T00:00:22" calcext:value-type="date">
            <text:p>7/1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PATRAI (GPA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HURGHADA (HRG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HERAKLION (HER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HURGHADA (HRG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5" calcext:value-type="date">
            <text:p>7/15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5T00:00:22" calcext:value-type="date">
            <text:p>7/15/2018</text:p>
          </table:table-cell>
          <table:table-cell office:value-type="string" calcext:value-type="string">
            <text:p>BARCELONA (BC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2T00:00:22" calcext:value-type="date">
            <text:p>7/1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5T00:00:22" calcext:value-type="date">
            <text:p>7/15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NTALYA (AYT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7-16" calcext:value-type="date">
            <text:p>7/16/2018</text:p>
          </table:table-cell>
          <table:table-cell office:value-type="string" calcext:value-type="string">
            <text:p>DALAMAN (DLM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3" calcext:value-type="date">
            <text:p>7/13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HERAKLION (H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3T00:00:22" calcext:value-type="date">
            <text:p>7/13/2018</text:p>
          </table:table-cell>
          <table:table-cell office:value-type="string" calcext:value-type="string">
            <text:p>RHODES (RHO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ANTALYA (AY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3T00:00:22" calcext:value-type="date">
            <text:p>7/13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BODRUM (BJV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3T00:00:22" calcext:value-type="date">
            <text:p>7/13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HURGHADA (HRG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BARCELONA (BC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IZMIR (ADB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HURGHADA (HRG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" calcext:value-type="date">
            <text:p>7/18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PATRAI (GPA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HURGHADA (HRG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4T00:00:22" calcext:value-type="date">
            <text:p>7/1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IZMIR (ADB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5" calcext:value-type="date">
            <text:p>7/1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CATANIA (CTA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5T00:00:22" calcext:value-type="date">
            <text:p>7/1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5T00:00:22" calcext:value-type="date">
            <text:p>7/15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BURGAS (BOJ) INC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6" calcext:value-type="date">
            <text:p>7/16/2018</text:p>
          </table:table-cell>
          <table:table-cell office:value-type="string" calcext:value-type="string">
            <text:p>DALAMAN (DLM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VARNA (VAR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BURGAS (BOJ) I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BODRUM (BJV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6T00:00:22" calcext:value-type="date">
            <text:p>7/16/2018</text:p>
          </table:table-cell>
          <table:table-cell office:value-type="string" calcext:value-type="string">
            <text:p>HURGHADA (HRG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7T00:00:22" calcext:value-type="date">
            <text:p>7/17/2018</text:p>
          </table:table-cell>
          <table:table-cell office:value-type="string" calcext:value-type="string">
            <text:p>HURGHADA (HRG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ANTALYA (AY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" calcext:value-type="date">
            <text:p>7/1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0" calcext:value-type="date">
            <text:p>7/20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0T00:00:22" calcext:value-type="date">
            <text:p>7/20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IZMIR (ADB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0T00:00:22" calcext:value-type="date">
            <text:p>7/20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CATANIA (CT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0T00:00:22" calcext:value-type="date">
            <text:p>7/2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BURGAS (BOJ) IN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VARNA (VAR) INC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IZMIR (ADB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8T00:00:22" calcext:value-type="date">
            <text:p>7/18/2018</text:p>
          </table:table-cell>
          <table:table-cell office:value-type="string" calcext:value-type="string">
            <text:p>BURGAS (BOJ) IN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RIMINI (RMI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BURGAS (BOJ) IN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VARNA (VAR) IN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BURGAS (BOJ) IN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ANTALYA (AY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ANTALYA (AYT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19T00:00:22" calcext:value-type="date">
            <text:p>7/1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0" calcext:value-type="date">
            <text:p>7/2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2" calcext:value-type="date">
            <text:p>7/22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0T00:00:22" calcext:value-type="date">
            <text:p>7/20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2T00:00:22" calcext:value-type="date">
            <text:p>7/2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0T00:00:22" calcext:value-type="date">
            <text:p>7/20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2T00:00:22" calcext:value-type="date">
            <text:p>7/22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0T00:00:22" calcext:value-type="date">
            <text:p>7/20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7-22T00:00:22" calcext:value-type="date">
            <text:p>7/2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3T00:00:22" calcext:value-type="date">
            <text:p>7/23/2018</text:p>
          </table:table-cell>
          <table:table-cell office:value-type="string" calcext:value-type="string">
            <text:p>HERAKLION (HER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3T00:00:22" calcext:value-type="date">
            <text:p>7/23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3T00:00:22" calcext:value-type="date">
            <text:p>7/2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IZMIR (ADB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NTALYA (AYT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RIMINI (RMI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BURGAS (BOJ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RHODES (RHO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VARNA (VAR) IN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HURGHADA (HRG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PATRAI (GPA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ANTALYA (AYT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1T00:00:22" calcext:value-type="date">
            <text:p>7/2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2" calcext:value-type="date">
            <text:p>7/22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2T00:00:22" calcext:value-type="date">
            <text:p>7/22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2T00:00:22" calcext:value-type="date">
            <text:p>7/22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IZMIR (ADB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2T00:00:22" calcext:value-type="date">
            <text:p>7/2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3T00:00:22" calcext:value-type="date">
            <text:p>7/23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6" calcext:value-type="date">
            <text:p>7/26/2018</text:p>
          </table:table-cell>
          <table:table-cell office:value-type="string" calcext:value-type="string">
            <text:p>DALAMAN (DLM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3T00:00:22" calcext:value-type="date">
            <text:p>7/23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3T00:00:22" calcext:value-type="date">
            <text:p>7/2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NTALYA (AYT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" calcext:value-type="date">
            <text:p>7/24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BODRUM (BJV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RHODES (RHO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7T00:00:22" calcext:value-type="date">
            <text:p>7/27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7T00:00:22" calcext:value-type="date">
            <text:p>7/2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7T00:00:22" calcext:value-type="date">
            <text:p>7/27/2018</text:p>
          </table:table-cell>
          <table:table-cell office:value-type="string" calcext:value-type="string">
            <text:p>HURGHADA (HRG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PATRAI (GPA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" calcext:value-type="date">
            <text:p>7/28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4T00:00:22" calcext:value-type="date">
            <text:p>7/2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IZMIR (ADB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IZMIR (ADB)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5T00:00:22" calcext:value-type="date">
            <text:p>7/25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BURGAS (BOJ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" calcext:value-type="date">
            <text:p>7/26/2018</text:p>
          </table:table-cell>
          <table:table-cell office:value-type="string" calcext:value-type="string">
            <text:p>DALAMAN (DLM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VARNA (VAR) IN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BARCELONA (BC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BURGAS (BOJ) IN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9" calcext:value-type="date">
            <text:p>7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BODRUM (BJV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6T00:00:22" calcext:value-type="date">
            <text:p>7/2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CATANIA (CT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7T00:00:22" calcext:value-type="date">
            <text:p>7/27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7T00:00:22" calcext:value-type="date">
            <text:p>7/2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HERAKLION (HER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7T00:00:22" calcext:value-type="date">
            <text:p>7/27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" calcext:value-type="date">
            <text:p>7/28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ANTALYA (AYT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1" calcext:value-type="date">
            <text:p>7/31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IZMIR (ADB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BURGAS (BOJ) IN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HURGHADA (HRG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VARNA (VAR) IN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BARCELONA (BC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8T00:00:22" calcext:value-type="date">
            <text:p>7/28/2018</text:p>
          </table:table-cell>
          <table:table-cell office:value-type="string" calcext:value-type="string">
            <text:p>BURGAS (BOJ) IN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9" calcext:value-type="date">
            <text:p>7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IZMIR (ADB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BURGAS (BOJ) IN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VARNA (VAR) IN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29T00:00:22" calcext:value-type="date">
            <text:p>7/2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ANTALYA (AYT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ANTALYA (AYT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0T00:00:22" calcext:value-type="date">
            <text:p>7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1" calcext:value-type="date">
            <text:p>7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HURGHADA (HRG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7-31T00:00:22" calcext:value-type="date">
            <text:p>7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8-03" calcext:value-type="date">
            <text:p>8/3/2018</text:p>
          </table:table-cell>
          <table:table-cell office:value-type="string" calcext:value-type="string">
            <text:p>ANTALYA (AYT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3" calcext:value-type="date">
            <text:p>8/3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3T00:00:22" calcext:value-type="date">
            <text:p>8/3/2018</text:p>
          </table:table-cell>
          <table:table-cell office:value-type="string" calcext:value-type="string">
            <text:p>RHODES (RHO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IZMIR (ADB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3T00:00:22" calcext:value-type="date">
            <text:p>8/3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3T00:00:22" calcext:value-type="date">
            <text:p>8/3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BURGAS (BOJ) INC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VARNA (VAR) IN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HERAKLION (HER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IZMIR (ADB)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ANTALYA (AYT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RIMINI (RMI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1T00:00:22" calcext:value-type="date">
            <text:p>8/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PATRAI (GPA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HURGHADA (HRG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5" calcext:value-type="date">
            <text:p>8/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5T00:00:22" calcext:value-type="date">
            <text:p>8/5/2018</text:p>
          </table:table-cell>
          <table:table-cell office:value-type="string" calcext:value-type="string">
            <text:p>BARCELONA (BC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2T00:00:22" calcext:value-type="date">
            <text:p>8/2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5T00:00:22" calcext:value-type="date">
            <text:p>8/5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3" calcext:value-type="date">
            <text:p>8/3/2018</text:p>
          </table:table-cell>
          <table:table-cell office:value-type="string" calcext:value-type="string">
            <text:p>ANTALYA (AYT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8-06" calcext:value-type="date">
            <text:p>8/6/2018</text:p>
          </table:table-cell>
          <table:table-cell office:value-type="string" calcext:value-type="string">
            <text:p>DALAMAN (DLM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3" calcext:value-type="date">
            <text:p>8/3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3T00:00:22" calcext:value-type="date">
            <text:p>8/3/2018</text:p>
          </table:table-cell>
          <table:table-cell office:value-type="string" calcext:value-type="string">
            <text:p>RHODES (RHO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3T00:00:22" calcext:value-type="date">
            <text:p>8/3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BODRUM (BJV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3T00:00:22" calcext:value-type="date">
            <text:p>8/3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HURGHADA (HRG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HERAKLION (HER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IZMIR (ADB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RIMINI (RM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" calcext:value-type="date">
            <text:p>8/8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PATRAI (GPA)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IZMIR (ADB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4T00:00:22" calcext:value-type="date">
            <text:p>8/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5" calcext:value-type="date">
            <text:p>8/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5T00:00:22" calcext:value-type="date">
            <text:p>8/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BURGAS (BOJ) IN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5T00:00:22" calcext:value-type="date">
            <text:p>8/5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VARNA (VAR) INC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6" calcext:value-type="date">
            <text:p>8/6/2018</text:p>
          </table:table-cell>
          <table:table-cell office:value-type="string" calcext:value-type="string">
            <text:p>DALAMAN (DLM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BURGAS (BOJ) IN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ANTALYA (AYT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BODRUM (BJV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6T00:00:22" calcext:value-type="date">
            <text:p>8/6/2018</text:p>
          </table:table-cell>
          <table:table-cell office:value-type="string" calcext:value-type="string">
            <text:p>HURGHADA (HRG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ANTALYA (AYT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7T00:00:22" calcext:value-type="date">
            <text:p>8/7/2018</text:p>
          </table:table-cell>
          <table:table-cell office:value-type="string" calcext:value-type="string">
            <text:p>HURGHADA (HRG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0" calcext:value-type="date">
            <text:p>8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" calcext:value-type="date">
            <text:p>8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0T00:00:22" calcext:value-type="date">
            <text:p>8/10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0T00:00:22" calcext:value-type="date">
            <text:p>8/10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0T00:00:22" calcext:value-type="date">
            <text:p>8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IZMIR (ADB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BURGAS (BOJ) IN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IZMIR (ADB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VARNA (VAR) IN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BURGAS (BOJ) INC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8T00:00:22" calcext:value-type="date">
            <text:p>8/8/2018</text:p>
          </table:table-cell>
          <table:table-cell office:value-type="string" calcext:value-type="string">
            <text:p>BURGAS (BOJ) IN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VARNA (VAR) I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ANTALYA (AYT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2" calcext:value-type="date">
            <text:p>8/12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ANTALYA (AYT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8-12T00:00:22" calcext:value-type="date">
            <text:p>8/1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09T00:00:22" calcext:value-type="date">
            <text:p>8/9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2T00:00:22" calcext:value-type="date">
            <text:p>8/12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0" calcext:value-type="date">
            <text:p>8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2T00:00:22" calcext:value-type="date">
            <text:p>8/1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0T00:00:22" calcext:value-type="date">
            <text:p>8/10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3T00:00:22" calcext:value-type="date">
            <text:p>8/13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0T00:00:22" calcext:value-type="date">
            <text:p>8/10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3T00:00:22" calcext:value-type="date">
            <text:p>8/13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0T00:00:22" calcext:value-type="date">
            <text:p>8/10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8-13T00:00:22" calcext:value-type="date">
            <text:p>8/1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" calcext:value-type="date">
            <text:p>8/14/2018</text:p>
          </table:table-cell>
          <table:table-cell office:value-type="string" calcext:value-type="string">
            <text:p>ANTALYA (AYT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" calcext:value-type="date">
            <text:p>8/14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IZMIR (ADB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RHODES (RHO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BURGAS (BOJ) IN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VARNA (VAR) INC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PATRAI (GPA)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HURGHADA (HRG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ANTALYA (AYT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1T00:00:22" calcext:value-type="date">
            <text:p>8/1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ANTALYA (AYT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2" calcext:value-type="date">
            <text:p>8/12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IZMIR (ADB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2T00:00:22" calcext:value-type="date">
            <text:p>8/1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2T00:00:22" calcext:value-type="date">
            <text:p>8/12/2018</text:p>
          </table:table-cell>
          <table:table-cell office:value-type="string" calcext:value-type="string">
            <text:p>ANTALYA (AYT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6" calcext:value-type="date">
            <text:p>8/16/2018</text:p>
          </table:table-cell>
          <table:table-cell office:value-type="string" calcext:value-type="string">
            <text:p>DALAMAN (DLM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2T00:00:22" calcext:value-type="date">
            <text:p>8/1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3T00:00:22" calcext:value-type="date">
            <text:p>8/13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3T00:00:22" calcext:value-type="date">
            <text:p>8/13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ANTALYA (AYT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3T00:00:22" calcext:value-type="date">
            <text:p>8/1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BODRUM (BJV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" calcext:value-type="date">
            <text:p>8/14/2018</text:p>
          </table:table-cell>
          <table:table-cell office:value-type="string" calcext:value-type="string">
            <text:p>ANTALYA (AYT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" calcext:value-type="date">
            <text:p>8/1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7T00:00:22" calcext:value-type="date">
            <text:p>8/17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RHODES (RHO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7T00:00:22" calcext:value-type="date">
            <text:p>8/1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7T00:00:22" calcext:value-type="date">
            <text:p>8/17/2018</text:p>
          </table:table-cell>
          <table:table-cell office:value-type="string" calcext:value-type="string">
            <text:p>HURGHADA (HRG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" calcext:value-type="date">
            <text:p>8/18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PATRAI (GPA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HURGHADA (HRG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4T00:00:22" calcext:value-type="date">
            <text:p>8/14/2018</text:p>
          </table:table-cell>
          <table:table-cell office:value-type="string" calcext:value-type="string">
            <text:p>HURGHADA (HRG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IZMIR (ADB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RIMINI (RM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IZMIR (ADB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LARNACA (LCA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5T00:00:22" calcext:value-type="date">
            <text:p>8/1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BURGAS (BOJ) INC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" calcext:value-type="date">
            <text:p>8/16/2018</text:p>
          </table:table-cell>
          <table:table-cell office:value-type="string" calcext:value-type="string">
            <text:p>DALAMAN (DLM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VARNA (VAR) INC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HURGHADA (HRG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BURGAS (BOJ) IN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9" calcext:value-type="date">
            <text:p>8/1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BODRUM (BJV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6T00:00:22" calcext:value-type="date">
            <text:p>8/1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7T00:00:22" calcext:value-type="date">
            <text:p>8/17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7T00:00:22" calcext:value-type="date">
            <text:p>8/1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7T00:00:22" calcext:value-type="date">
            <text:p>8/17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" calcext:value-type="date">
            <text:p>8/18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ANTALYA (AYT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HERAKLION (HER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1" calcext:value-type="date">
            <text:p>8/21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ANTALYA (AYT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IZMIR (ADB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RIMINI (RMI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HURGHADA (HRG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BURGAS (BOJ) INC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VARNA (VAR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8T00:00:22" calcext:value-type="date">
            <text:p>8/18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IZMIR (ADB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9" calcext:value-type="date">
            <text:p>8/19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BARCELONA (BC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BURGAS (BOJ) IN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VARNA (VAR) I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CATANIA (CTA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19T00:00:22" calcext:value-type="date">
            <text:p>8/1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HERAKLION (HER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ANTALYA (AYT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0T00:00:22" calcext:value-type="date">
            <text:p>8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1" calcext:value-type="date">
            <text:p>8/21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4" calcext:value-type="date">
            <text:p>8/24/2018</text:p>
          </table:table-cell>
          <table:table-cell office:value-type="string" calcext:value-type="string">
            <text:p>ANTALYA (AYT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HURGHADA (HRG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4" calcext:value-type="date">
            <text:p>8/2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1T00:00:22" calcext:value-type="date">
            <text:p>8/21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8-24T00:00:22" calcext:value-type="date">
            <text:p>8/24/2018</text:p>
          </table:table-cell>
          <table:table-cell office:value-type="string" calcext:value-type="string">
            <text:p>RHODES (RHO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4T00:00:22" calcext:value-type="date">
            <text:p>8/24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4T00:00:22" calcext:value-type="date">
            <text:p>8/2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IZMIR (ADB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HERAKLION (HER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BURGAS (BOJ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VARNA (VAR) INC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IZMIR (ADB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PATRAI (GPA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ANTALYA (AYT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HURGHADA (HRG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2T00:00:22" calcext:value-type="date">
            <text:p>8/2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HURGHADA (HRG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6" calcext:value-type="date">
            <text:p>8/2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6T00:00:22" calcext:value-type="date">
            <text:p>8/2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6T00:00:22" calcext:value-type="date">
            <text:p>8/26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7" calcext:value-type="date">
            <text:p>8/27/2018</text:p>
          </table:table-cell>
          <table:table-cell office:value-type="string" calcext:value-type="string">
            <text:p>DALAMAN (DLM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3T00:00:22" calcext:value-type="date">
            <text:p>8/23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4" calcext:value-type="date">
            <text:p>8/24/2018</text:p>
          </table:table-cell>
          <table:table-cell office:value-type="string" calcext:value-type="string">
            <text:p>ANTALYA (AYT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4" calcext:value-type="date">
            <text:p>8/2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BODRUM (BJV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4T00:00:22" calcext:value-type="date">
            <text:p>8/24/2018</text:p>
          </table:table-cell>
          <table:table-cell office:value-type="string" calcext:value-type="string">
            <text:p>RHODES (RHO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HURGHADA (HRG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4T00:00:22" calcext:value-type="date">
            <text:p>8/24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4T00:00:22" calcext:value-type="date">
            <text:p>8/2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HURGHADA (HRG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IZMIR (ADB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" calcext:value-type="date">
            <text:p>8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BARCELONA (BC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PATRAI (GPA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ANTALYA (AYT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IZMIR (ADB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5T00:00:22" calcext:value-type="date">
            <text:p>8/2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CATANIA (CTA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6" calcext:value-type="date">
            <text:p>8/2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6T00:00:22" calcext:value-type="date">
            <text:p>8/26/2018</text:p>
          </table:table-cell>
          <table:table-cell office:value-type="string" calcext:value-type="string">
            <text:p>BARCELONA (BC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6T00:00:22" calcext:value-type="date">
            <text:p>8/26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VARNA (VAR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BURGAS (BOJ) IN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7T00:00:22" calcext:value-type="date">
            <text:p>8/27/2018</text:p>
          </table:table-cell>
          <table:table-cell office:value-type="string" calcext:value-type="string">
            <text:p>HURGHADA (HRG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8T00:00:22" calcext:value-type="date">
            <text:p>8/28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" calcext:value-type="date">
            <text:p>8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1" calcext:value-type="date">
            <text:p>8/31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IZMIR (ADB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1T00:00:22" calcext:value-type="date">
            <text:p>8/31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1T00:00:22" calcext:value-type="date">
            <text:p>8/31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8-31T00:00:22" calcext:value-type="date">
            <text:p>8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BURGAS (BOJ) INC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VARNA (VAR) IN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IZMIR (ADB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29T00:00:22" calcext:value-type="date">
            <text:p>8/29/2018</text:p>
          </table:table-cell>
          <table:table-cell office:value-type="string" calcext:value-type="string">
            <text:p>BURGAS (BOJ) IN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RIMINI (RMI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BURGAS (BOJ) IN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VARNA (VAR) INC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HURGHADA (HRG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ANTALYA (AYT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BURGAS (BOJ) IN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0T00:00:22" calcext:value-type="date">
            <text:p>8/3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ANTALYA (AYT)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1" calcext:value-type="date">
            <text:p>8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1T00:00:22" calcext:value-type="date">
            <text:p>8/3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2" calcext:value-type="date">
            <text:p>9/2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1T00:00:22" calcext:value-type="date">
            <text:p>8/3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2T00:00:22" calcext:value-type="date">
            <text:p>9/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8-31T00:00:22" calcext:value-type="date">
            <text:p>8/31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9-02T00:00:22" calcext:value-type="date">
            <text:p>9/2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2T00:00:22" calcext:value-type="date">
            <text:p>9/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ANTALYA (AYT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3T00:00:22" calcext:value-type="date">
            <text:p>9/3/2018</text:p>
          </table:table-cell>
          <table:table-cell office:value-type="string" calcext:value-type="string">
            <text:p>HERAKLION (H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IZMIR (ADB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3T00:00:22" calcext:value-type="date">
            <text:p>9/3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RIMINI (RMI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3T00:00:22" calcext:value-type="date">
            <text:p>9/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" calcext:value-type="date">
            <text:p>9/4/2018</text:p>
          </table:table-cell>
          <table:table-cell office:value-type="string" calcext:value-type="string">
            <text:p>ANTALYA (AYT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BURGAS (BOJ) IN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" calcext:value-type="date">
            <text:p>9/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VARNA (VAR) IN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RHODES (RHO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BURGAS (BOJ) INC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1T00:00:22" calcext:value-type="date">
            <text:p>9/1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PATRAI (GPA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2" calcext:value-type="date">
            <text:p>9/2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HURGHADA (HRG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2T00:00:22" calcext:value-type="date">
            <text:p>9/2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2T00:00:22" calcext:value-type="date">
            <text:p>9/2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2T00:00:22" calcext:value-type="date">
            <text:p>9/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3T00:00:22" calcext:value-type="date">
            <text:p>9/3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IZMIR (ADB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3T00:00:22" calcext:value-type="date">
            <text:p>9/3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3T00:00:22" calcext:value-type="date">
            <text:p>9/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" calcext:value-type="date">
            <text:p>9/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RHODES (RHO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7T00:00:22" calcext:value-type="date">
            <text:p>9/7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7T00:00:22" calcext:value-type="date">
            <text:p>9/7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PATRAI (GPA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7T00:00:22" calcext:value-type="date">
            <text:p>9/7/2018</text:p>
          </table:table-cell>
          <table:table-cell office:value-type="string" calcext:value-type="string">
            <text:p>HURGHADA (HRG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HURGHADA (HRG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" calcext:value-type="date">
            <text:p>9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4T00:00:22" calcext:value-type="date">
            <text:p>9/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IZMIR (ADB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IZMIR (ADB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5T00:00:22" calcext:value-type="date">
            <text:p>9/5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BURGAS (BOJ) INC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VARNA (VAR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HERAKLION (HER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BURGAS (BOJ) IN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9" calcext:value-type="date">
            <text:p>9/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6T00:00:22" calcext:value-type="date">
            <text:p>9/6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7T00:00:22" calcext:value-type="date">
            <text:p>9/7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7T00:00:22" calcext:value-type="date">
            <text:p>9/7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7T00:00:22" calcext:value-type="date">
            <text:p>9/7/2018</text:p>
          </table:table-cell>
          <table:table-cell office:value-type="string" calcext:value-type="string">
            <text:p>HURGHADA (HRG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" calcext:value-type="date">
            <text:p>9/8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HERAKLION (H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ANTALYA (AYT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IZMIR (ADB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1" calcext:value-type="date">
            <text:p>9/11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VARNA (VAR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HURGHADA (HRG)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8T00:00:22" calcext:value-type="date">
            <text:p>9/8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HURGHADA (HRG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9" calcext:value-type="date">
            <text:p>9/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CATANIA (CTA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IZMIR (ADB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09T00:00:22" calcext:value-type="date">
            <text:p>9/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HERAKLION (H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BURGAS (BOJ) IN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VARNA (VAR) IN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ANTALYA (AYT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0T00:00:22" calcext:value-type="date">
            <text:p>9/1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BURGAS (BOJ) INC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1" calcext:value-type="date">
            <text:p>9/11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ANTALYA (AYT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LARNACA (LC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HERAKLION (HER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HURGHADA (HRG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1T00:00:22" calcext:value-type="date">
            <text:p>9/11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4" calcext:value-type="date">
            <text:p>9/1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IZMIR (ADB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4T00:00:22" calcext:value-type="date">
            <text:p>9/14/2018</text:p>
          </table:table-cell>
          <table:table-cell office:value-type="string" calcext:value-type="string">
            <text:p>RHODES (RHO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4T00:00:22" calcext:value-type="date">
            <text:p>9/14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4T00:00:22" calcext:value-type="date">
            <text:p>9/1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VARNA (VAR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BURGAS (BOJ) IN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IZMIR (ADB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ANTALYA (AYT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RIMINI (RMI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2T00:00:22" calcext:value-type="date">
            <text:p>9/1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BARCELONA (BC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PATRAI (GPA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HERAKLION (HER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6" calcext:value-type="date">
            <text:p>9/16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6T00:00:22" calcext:value-type="date">
            <text:p>9/1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3T00:00:22" calcext:value-type="date">
            <text:p>9/13/2018</text:p>
          </table:table-cell>
          <table:table-cell office:value-type="string" calcext:value-type="string">
            <text:p>HURGHADA (HR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6T00:00:22" calcext:value-type="date">
            <text:p>9/16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4" calcext:value-type="date">
            <text:p>9/14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7T00:00:22" calcext:value-type="date">
            <text:p>9/17/2018</text:p>
          </table:table-cell>
          <table:table-cell office:value-type="string" calcext:value-type="string">
            <text:p>HERAKLION (H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4T00:00:22" calcext:value-type="date">
            <text:p>9/14/2018</text:p>
          </table:table-cell>
          <table:table-cell office:value-type="string" calcext:value-type="string">
            <text:p>RHODES (RHO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7T00:00:22" calcext:value-type="date">
            <text:p>9/17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4T00:00:22" calcext:value-type="date">
            <text:p>9/14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7T00:00:22" calcext:value-type="date">
            <text:p>9/17/2018</text:p>
          </table:table-cell>
          <table:table-cell office:value-type="string" calcext:value-type="string">
            <text:p>HURGHADA (HRG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4T00:00:22" calcext:value-type="date">
            <text:p>9/14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BARCELONA (BC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IZMIR (ADB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HURGHADA (HRG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RIMINI (RMI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9" calcext:value-type="date">
            <text:p>9/1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PATRAI (GPA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HURGHADA (HRG)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IZMIR (ADB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5T00:00:22" calcext:value-type="date">
            <text:p>9/1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CATANIA (CTA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6" calcext:value-type="date">
            <text:p>9/1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6T00:00:22" calcext:value-type="date">
            <text:p>9/1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6T00:00:22" calcext:value-type="date">
            <text:p>9/16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7T00:00:22" calcext:value-type="date">
            <text:p>9/17/2018</text:p>
          </table:table-cell>
          <table:table-cell office:value-type="string" calcext:value-type="string">
            <text:p>HERAKLION (HER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HERAKLION (HER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7T00:00:22" calcext:value-type="date">
            <text:p>9/17/2018</text:p>
          </table:table-cell>
          <table:table-cell office:value-type="string" calcext:value-type="string">
            <text:p>ANTALYA (AYT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7T00:00:22" calcext:value-type="date">
            <text:p>9/17/2018</text:p>
          </table:table-cell>
          <table:table-cell office:value-type="string" calcext:value-type="string">
            <text:p>HURGHADA (HRG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ANTALYA (AYT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ITEBSK (VTB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8T00:00:22" calcext:value-type="date">
            <text:p>9/18/2018</text:p>
          </table:table-cell>
          <table:table-cell office:value-type="string" calcext:value-type="string">
            <text:p>HURGHADA (HRG)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1" calcext:value-type="date">
            <text:p>9/21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REST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" calcext:value-type="date">
            <text:p>9/1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1T00:00:22" calcext:value-type="date">
            <text:p>9/21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1T00:00:22" calcext:value-type="date">
            <text:p>9/21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1T00:00:22" calcext:value-type="date">
            <text:p>9/2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IZMIR (ADB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IZMIR (ADB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19T00:00:22" calcext:value-type="date">
            <text:p>9/19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HURGHADA (HRG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HERAKLION (HER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ANTALYA (AYT)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RODNO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3" calcext:value-type="date">
            <text:p>9/23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3T00:00:22" calcext:value-type="date">
            <text:p>9/23/2018</text:p>
          </table:table-cell>
          <table:table-cell office:value-type="string" calcext:value-type="string">
            <text:p>BARCELONA (BC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TEBSK (VTB)</text:p>
          </table:table-cell>
          <table:table-cell/>
          <table:table-cell office:value-type="date" office:date-value="2018-09-23T00:00:22" calcext:value-type="date">
            <text:p>9/23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0T00:00:22" calcext:value-type="date">
            <text:p>9/20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3T00:00:22" calcext:value-type="date">
            <text:p>9/23/2018</text:p>
          </table:table-cell>
          <table:table-cell office:value-type="string" calcext:value-type="string">
            <text:p>SHARM-EL-SHEIKH (SSH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1" calcext:value-type="date">
            <text:p>9/2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4T00:00:22" calcext:value-type="date">
            <text:p>9/24/2018</text:p>
          </table:table-cell>
          <table:table-cell office:value-type="string" calcext:value-type="string">
            <text:p>HERAKLION (HER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1T00:00:22" calcext:value-type="date">
            <text:p>9/21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4T00:00:22" calcext:value-type="date">
            <text:p>9/24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1T00:00:22" calcext:value-type="date">
            <text:p>9/21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4T00:00:22" calcext:value-type="date">
            <text:p>9/24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1T00:00:22" calcext:value-type="date">
            <text:p>9/2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ST (ARP)</text:p>
          </table:table-cell>
          <table:table-cell/>
          <table:table-cell office:value-type="date" office:date-value="2018-09-25" calcext:value-type="date">
            <text:p>9/2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RHODES (RHO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IZMIR (ADB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HURGHADA (HRG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PATRAI (GPA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ODNO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HURGHADA (HRG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2T00:00:22" calcext:value-type="date">
            <text:p>9/22/2018</text:p>
          </table:table-cell>
          <table:table-cell office:value-type="string" calcext:value-type="string">
            <text:p>ANTALYA (AYT)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3" calcext:value-type="date">
            <text:p>9/23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6T00:00:22" calcext:value-type="date">
            <text:p>9/2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3T00:00:22" calcext:value-type="date">
            <text:p>9/23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6T00:00:22" calcext:value-type="date">
            <text:p>9/26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3T00:00:22" calcext:value-type="date">
            <text:p>9/23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6T00:00:22" calcext:value-type="date">
            <text:p>9/26/2018</text:p>
          </table:table-cell>
          <table:table-cell office:value-type="string" calcext:value-type="string">
            <text:p>LARNACA (LC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3T00:00:22" calcext:value-type="date">
            <text:p>9/23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4T00:00:22" calcext:value-type="date">
            <text:p>9/24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HERAKLION (H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4T00:00:22" calcext:value-type="date">
            <text:p>9/24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4T00:00:22" calcext:value-type="date">
            <text:p>9/24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" calcext:value-type="date">
            <text:p>9/2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HURGHADA (HRG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8T00:00:22" calcext:value-type="date">
            <text:p>9/28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RHODES (RHO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8T00:00:22" calcext:value-type="date">
            <text:p>9/2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8T00:00:22" calcext:value-type="date">
            <text:p>9/28/2018</text:p>
          </table:table-cell>
          <table:table-cell office:value-type="string" calcext:value-type="string">
            <text:p>HURGHADA (HRG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9" calcext:value-type="date">
            <text:p>9/2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PATRAI (GPA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HURGHADA (HRG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5T00:00:22" calcext:value-type="date">
            <text:p>9/2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RIMINI (RMI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6T00:00:22" calcext:value-type="date">
            <text:p>9/2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6T00:00:22" calcext:value-type="date">
            <text:p>9/26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HURGHADA (HRG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30" calcext:value-type="date">
            <text:p>9/3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HERAKLION (H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CATANIA (CTA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7T00:00:22" calcext:value-type="date">
            <text:p>9/27/2018</text:p>
          </table:table-cell>
          <table:table-cell office:value-type="string" calcext:value-type="string">
            <text:p>HURGHADA (HRG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8T00:00:22" calcext:value-type="date">
            <text:p>9/28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1T00:00:22" calcext:value-type="date">
            <text:p>10/1/2018</text:p>
          </table:table-cell>
          <table:table-cell office:value-type="string" calcext:value-type="string">
            <text:p>HERAKLION (H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8T00:00:22" calcext:value-type="date">
            <text:p>9/28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1T00:00:22" calcext:value-type="date">
            <text:p>10/1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8T00:00:22" calcext:value-type="date">
            <text:p>9/28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BARCELONA (BC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9" calcext:value-type="date">
            <text:p>9/29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HURGHADA (HRG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3T00:00:22" calcext:value-type="date">
            <text:p>10/3/2018</text:p>
          </table:table-cell>
          <table:table-cell office:value-type="string" calcext:value-type="string">
            <text:p>BARCELONA (BC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29T00:00:22" calcext:value-type="date">
            <text:p>9/29/2018</text:p>
          </table:table-cell>
          <table:table-cell office:value-type="string" calcext:value-type="string">
            <text:p>HURGHADA (HRG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3T00:00:22" calcext:value-type="date">
            <text:p>10/3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30" calcext:value-type="date">
            <text:p>9/30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3T00:00:22" calcext:value-type="date">
            <text:p>10/3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BARCELONA (BC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HERAKLION (HER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09-30T00:00:22" calcext:value-type="date">
            <text:p>9/3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1T00:00:22" calcext:value-type="date">
            <text:p>10/1/2018</text:p>
          </table:table-cell>
          <table:table-cell office:value-type="string" calcext:value-type="string">
            <text:p>HERAKLION (HER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PALMA DE MALLORCA (PMI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1T00:00:22" calcext:value-type="date">
            <text:p>10/1/2018</text:p>
          </table:table-cell>
          <table:table-cell office:value-type="string" calcext:value-type="string">
            <text:p>ANTALYA (AYT)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5" calcext:value-type="date">
            <text:p>10/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2T00:00:22" calcext:value-type="date">
            <text:p>10/2/2018</text:p>
          </table:table-cell>
          <table:table-cell office:value-type="string" calcext:value-type="string">
            <text:p>HURGHADA (HRG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5T00:00:22" calcext:value-type="date">
            <text:p>10/5/2018</text:p>
          </table:table-cell>
          <table:table-cell office:value-type="string" calcext:value-type="string">
            <text:p>RHODES (RHO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3T00:00:22" calcext:value-type="date">
            <text:p>10/3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5T00:00:22" calcext:value-type="date">
            <text:p>10/5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3T00:00:22" calcext:value-type="date">
            <text:p>10/3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5T00:00:22" calcext:value-type="date">
            <text:p>10/5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BARCELONA (BCN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4T00:00:22" calcext:value-type="date">
            <text:p>10/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5T00:00:22" calcext:value-type="date">
            <text:p>10/5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HURGHADA (HRG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5T00:00:22" calcext:value-type="date">
            <text:p>10/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7" calcext:value-type="date">
            <text:p>10/7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LARNACA (LC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7T00:00:22" calcext:value-type="date">
            <text:p>10/7/2018</text:p>
          </table:table-cell>
          <table:table-cell office:value-type="string" calcext:value-type="string">
            <text:p>BARCELONA (BC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HURGHADA (HRG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7T00:00:22" calcext:value-type="date">
            <text:p>10/7/2018</text:p>
          </table:table-cell>
          <table:table-cell office:value-type="string" calcext:value-type="string">
            <text:p>ANTALYA (AYT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6T00:00:22" calcext:value-type="date">
            <text:p>10/6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10-08T00:00:22" calcext:value-type="date">
            <text:p>10/8/2018</text:p>
          </table:table-cell>
          <table:table-cell office:value-type="string" calcext:value-type="string">
            <text:p>HERAKLION (H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7" calcext:value-type="date">
            <text:p>10/7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8T00:00:22" calcext:value-type="date">
            <text:p>10/8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7T00:00:22" calcext:value-type="date">
            <text:p>10/7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8T00:00:22" calcext:value-type="date">
            <text:p>10/8/2018</text:p>
          </table:table-cell>
          <table:table-cell office:value-type="string" calcext:value-type="string">
            <text:p>HURGHADA (HRG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8T00:00:22" calcext:value-type="date">
            <text:p>10/8/2018</text:p>
          </table:table-cell>
          <table:table-cell office:value-type="string" calcext:value-type="string">
            <text:p>ANTALYA (AYT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9T00:00:22" calcext:value-type="date">
            <text:p>10/9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8T00:00:22" calcext:value-type="date">
            <text:p>10/8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9T00:00:22" calcext:value-type="date">
            <text:p>10/9/2018</text:p>
          </table:table-cell>
          <table:table-cell office:value-type="string" calcext:value-type="string">
            <text:p>LARNACA (LC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9T00:00:22" calcext:value-type="date">
            <text:p>10/9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09T00:00:22" calcext:value-type="date">
            <text:p>10/9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09T00:00:22" calcext:value-type="date">
            <text:p>10/9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0T00:00:22" calcext:value-type="date">
            <text:p>10/10/2018</text:p>
          </table:table-cell>
          <table:table-cell office:value-type="string" calcext:value-type="string">
            <text:p>ANTALYA (AYT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0T00:00:22" calcext:value-type="date">
            <text:p>10/10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0T00:00:22" calcext:value-type="date">
            <text:p>10/1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0T00:00:22" calcext:value-type="date">
            <text:p>10/10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1T00:00:22" calcext:value-type="date">
            <text:p>10/11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1T00:00:22" calcext:value-type="date">
            <text:p>10/11/2018</text:p>
          </table:table-cell>
          <table:table-cell office:value-type="string" calcext:value-type="string">
            <text:p>ANTALYA (AYT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1T00:00:22" calcext:value-type="date">
            <text:p>10/11/2018</text:p>
          </table:table-cell>
          <table:table-cell office:value-type="string" calcext:value-type="string">
            <text:p>LARNACA (LC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1T00:00:22" calcext:value-type="date">
            <text:p>10/11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1T00:00:22" calcext:value-type="date">
            <text:p>10/11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2T00:00:22" calcext:value-type="date">
            <text:p>10/12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2T00:00:22" calcext:value-type="date">
            <text:p>10/12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3T00:00:22" calcext:value-type="date">
            <text:p>10/13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3T00:00:22" calcext:value-type="date">
            <text:p>10/13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3T00:00:22" calcext:value-type="date">
            <text:p>10/13/2018</text:p>
          </table:table-cell>
          <table:table-cell office:value-type="string" calcext:value-type="string">
            <text:p>HURGHADA (HRG)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3T00:00:22" calcext:value-type="date">
            <text:p>10/13/2018</text:p>
          </table:table-cell>
          <table:table-cell office:value-type="string" calcext:value-type="string">
            <text:p>LARNACA (LCA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4T00:00:22" calcext:value-type="date">
            <text:p>10/14/2018</text:p>
          </table:table-cell>
          <table:table-cell office:value-type="string" calcext:value-type="string">
            <text:p>ANTALYA (AYT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3T00:00:22" calcext:value-type="date">
            <text:p>10/13/2018</text:p>
          </table:table-cell>
          <table:table-cell office:value-type="string" calcext:value-type="string">
            <text:p>HURGHADA (HRG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4T00:00:22" calcext:value-type="date">
            <text:p>10/14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4" calcext:value-type="date">
            <text:p>10/1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4T00:00:22" calcext:value-type="date">
            <text:p>10/14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4T00:00:22" calcext:value-type="date">
            <text:p>10/14/2018</text:p>
          </table:table-cell>
          <table:table-cell office:value-type="string" calcext:value-type="string">
            <text:p>ANTALYA (AYT)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5T00:00:22" calcext:value-type="date">
            <text:p>10/1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4T00:00:22" calcext:value-type="date">
            <text:p>10/14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6T00:00:22" calcext:value-type="date">
            <text:p>10/16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5T00:00:22" calcext:value-type="date">
            <text:p>10/1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6T00:00:22" calcext:value-type="date">
            <text:p>10/16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6T00:00:22" calcext:value-type="date">
            <text:p>10/16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6T00:00:22" calcext:value-type="date">
            <text:p>10/16/2018</text:p>
          </table:table-cell>
          <table:table-cell office:value-type="string" calcext:value-type="string">
            <text:p>HURGHADA (HRG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10-16T00:00:22" calcext:value-type="date">
            <text:p>10/16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7T00:00:22" calcext:value-type="date">
            <text:p>10/17/2018</text:p>
          </table:table-cell>
          <table:table-cell office:value-type="string" calcext:value-type="string">
            <text:p>ANTALYA (AYT)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6T00:00:22" calcext:value-type="date">
            <text:p>10/16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8T00:00:22" calcext:value-type="date">
            <text:p>10/18/2018</text:p>
          </table:table-cell>
          <table:table-cell office:value-type="string" calcext:value-type="string">
            <text:p>HURGHADA (HRG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7T00:00:22" calcext:value-type="date">
            <text:p>10/17/2018</text:p>
          </table:table-cell>
          <table:table-cell office:value-type="string" calcext:value-type="string">
            <text:p>ANTALYA (AYT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9T00:00:22" calcext:value-type="date">
            <text:p>10/19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8T00:00:22" calcext:value-type="date">
            <text:p>10/18/2018</text:p>
          </table:table-cell>
          <table:table-cell office:value-type="string" calcext:value-type="string">
            <text:p>HURGHADA (HRG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19T00:00:22" calcext:value-type="date">
            <text:p>10/19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9T00:00:22" calcext:value-type="date">
            <text:p>10/19/2018</text:p>
          </table:table-cell>
          <table:table-cell office:value-type="string" calcext:value-type="string">
            <text:p>ANTALYA (AYT)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0T00:00:22" calcext:value-type="date">
            <text:p>10/20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19T00:00:22" calcext:value-type="date">
            <text:p>10/19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0T00:00:22" calcext:value-type="date">
            <text:p>10/20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0T00:00:22" calcext:value-type="date">
            <text:p>10/20/2018</text:p>
          </table:table-cell>
          <table:table-cell office:value-type="string" calcext:value-type="string">
            <text:p>ANTALYA (AYT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1T00:00:22" calcext:value-type="date">
            <text:p>10/21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0T00:00:22" calcext:value-type="date">
            <text:p>10/20/2018</text:p>
          </table:table-cell>
          <table:table-cell office:value-type="string" calcext:value-type="string">
            <text:p>HURGHADA (HRG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1T00:00:22" calcext:value-type="date">
            <text:p>10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1T00:00:22" calcext:value-type="date">
            <text:p>10/21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1T00:00:22" calcext:value-type="date">
            <text:p>10/21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1T00:00:22" calcext:value-type="date">
            <text:p>10/21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3T00:00:22" calcext:value-type="date">
            <text:p>10/23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1T00:00:22" calcext:value-type="date">
            <text:p>10/21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3T00:00:22" calcext:value-type="date">
            <text:p>10/23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3T00:00:22" calcext:value-type="date">
            <text:p>10/23/2018</text:p>
          </table:table-cell>
          <table:table-cell office:value-type="string" calcext:value-type="string">
            <text:p>ANTALYA (AYT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4T00:00:22" calcext:value-type="date">
            <text:p>10/2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3T00:00:22" calcext:value-type="date">
            <text:p>10/23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4T00:00:22" calcext:value-type="date">
            <text:p>10/24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4T00:00:22" calcext:value-type="date">
            <text:p>10/24/2018</text:p>
          </table:table-cell>
          <table:table-cell office:value-type="string" calcext:value-type="string">
            <text:p>ANTALYA (AYT)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5T00:00:22" calcext:value-type="date">
            <text:p>10/2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4T00:00:22" calcext:value-type="date">
            <text:p>10/24/2018</text:p>
          </table:table-cell>
          <table:table-cell office:value-type="string" calcext:value-type="string">
            <text:p>SHARM-EL-SHEIKH (SSH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6T00:00:22" calcext:value-type="date">
            <text:p>10/2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5T00:00:22" calcext:value-type="date">
            <text:p>10/25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6T00:00:22" calcext:value-type="date">
            <text:p>10/26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6T00:00:22" calcext:value-type="date">
            <text:p>10/26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7T00:00:22" calcext:value-type="date">
            <text:p>10/27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6T00:00:22" calcext:value-type="date">
            <text:p>10/26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7T00:00:22" calcext:value-type="date">
            <text:p>10/27/2018</text:p>
          </table:table-cell>
          <table:table-cell office:value-type="string" calcext:value-type="string">
            <text:p>HURGHADA (HRG)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7T00:00:22" calcext:value-type="date">
            <text:p>10/27/2018</text:p>
          </table:table-cell>
          <table:table-cell office:value-type="string" calcext:value-type="string">
            <text:p>ANTALYA (AYT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7T00:00:22" calcext:value-type="date">
            <text:p>10/27/2018</text:p>
          </table:table-cell>
          <table:table-cell office:value-type="string" calcext:value-type="string">
            <text:p>HURGHADA (HRG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OGILEV (MVQ)</text:p>
          </table:table-cell>
          <table:table-cell/>
          <table:table-cell office:value-type="date" office:date-value="2018-10-27T00:00:22" calcext:value-type="date">
            <text:p>10/27/2018</text:p>
          </table:table-cell>
          <table:table-cell office:value-type="string" calcext:value-type="string">
            <text:p>HURGHADA (HRG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0-28T00:00:22" calcext:value-type="date">
            <text:p>10/28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7T00:00:22" calcext:value-type="date">
            <text:p>10/27/2018</text:p>
          </table:table-cell>
          <table:table-cell office:value-type="string" calcext:value-type="string">
            <text:p>HURGHADA (HRG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OGILEV (MVQ)</text:p>
          </table:table-cell>
          <table:table-cell table:number-columns-repeated="9"/>
        </table:table-row>
        <table:table-row table:style-name="ro1">
          <table:table-cell/>
          <table:table-cell office:value-type="date" office:date-value="2018-11-04T00:00:22" calcext:value-type="date">
            <text:p>11/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/>
          <table:table-cell office:value-type="date" office:date-value="2018-10-28T00:00:22" calcext:value-type="date">
            <text:p>10/28/2018</text:p>
          </table:table-cell>
          <table:table-cell office:value-type="string" calcext:value-type="string">
            <text:p>ANTALYA (AYT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SK (ARP)</text:p>
          </table:table-cell>
          <table:table-cell table:number-columns-repeated="9"/>
        </table:table-row>
        <table:table-row table:style-name="ro1">
          <table:table-cell table:style-name="Default" table:number-columns-repeated="6"/>
          <table:table-cell office:value-type="date" office:date-value="2018-11-04T00:00:22" calcext:value-type="date">
            <text:p>11/4/2018</text:p>
          </table:table-cell>
          <table:table-cell office:value-type="string" calcext:value-type="string">
            <text:p>ANTALYA (AYT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INSK (ARP)</text:p>
          </table:table-cell>
          <table:table-cell table:style-name="Default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2:29:38.928840559</meta:creation-date>
    <dc:date>2018-02-19T12:38:51.409498357</dc:date>
    <meta:editing-duration>PT9M12S</meta:editing-duration>
    <meta:editing-cycles>1</meta:editing-cycles>
    <meta:document-statistic meta:table-count="1" meta:cell-count="7740" meta:object-count="0"/>
    <meta:generator>LibreOffice/5.1.6.2$Linux_X86_64 LibreOffice_project/10m0$Build-2</meta:generator>
  </office:meta>
</office:document-meta>
</file>